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4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1.64cm"/>
    </style:style>
    <style:style style:name="co12" style:family="table-column">
      <style:table-column-properties fo:break-before="auto" style:column-width="1.963cm"/>
    </style:style>
    <style:style style:name="co13" style:family="table-column">
      <style:table-column-properties fo:break-before="auto" style:column-width="2.094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4.692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1.266cm"/>
    </style:style>
    <style:style style:name="co19" style:family="table-column">
      <style:table-column-properties fo:break-before="auto" style:column-width="2.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/>
      <style:text-properties style:font-name="Cambria" fo:font-size="14pt" style:font-name-asian="Cambria" style:font-size-asian="14pt" style:language-asian="pt" style:country-asian="BR" style:font-name-complex="Cambria" style:font-size-complex="14pt" style:language-complex="ar" style:country-complex="SA"/>
    </style:style>
    <style:style style:name="ce5" style:family="table-cell" style:parent-style-name="Default">
      <style:text-properties style:font-name="Cambria" fo:font-size="14pt" style:font-size-asian="14pt" style:font-size-complex="14pt"/>
    </style:style>
    <style:style style:name="ce3" style:family="table-cell" style:parent-style-name="Default">
      <style:text-properties style:font-name="Cambria" fo:font-size="14pt" style:font-size-asian="14pt" style:font-size-complex="14pt"/>
    </style:style>
    <style:style style:name="ce12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/>
      <style:text-properties style:font-name="Cambria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4" style:family="table-cell" style:parent-style-name="Default">
      <style:table-cell-properties fo:border-bottom="0.74pt solid #000000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30" style:family="table-cell" style:parent-style-name="Default">
      <style:table-cell-properties fo:border-bottom="0.74pt solid #000000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7b2dc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style:font-name="Cambria"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style:font-name="Cambria" fo:font-size="14pt" style:font-size-asian="14pt" style:font-size-complex="14pt"/>
    </style:style>
    <style:style style:name="ce47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53" style:family="table-cell" style:parent-style-name="Default">
      <style:table-cell-properties fo:border-bottom="none" fo:background-color="#ffffa6" fo:border-left="none" fo:border-right="none" fo:border-top="0.74pt solid #000000"/>
      <style:text-properties style:font-name="Cambria" fo:font-size="14pt" style:font-size-asian="14pt" style:font-size-complex="14pt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5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56" style:family="table-cell" style:parent-style-name="Default">
      <style:table-cell-properties fo:border-bottom="0.74pt solid #000000" fo:background-color="#ffffa6" fo:border-left="none" fo:border-right="none" fo:border-top="none"/>
      <style:text-properties style:font-name="Cambria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style:font-name="Cambria" fo:font-size="14pt" style:font-size-asian="14pt" style:font-size-complex="14pt"/>
    </style:style>
    <style:style style:name="ce62" style:family="table-cell" style:parent-style-name="Default">
      <style:table-cell-properties fo:background-color="#ffffa6" style:text-align-source="fix" style:repeat-content="false" fo:border="none"/>
      <style:paragraph-properties fo:text-align="start" fo:margin-left="0cm"/>
      <style:text-properties style:font-name="Cambria" fo:font-size="10pt" style:font-size-asian="10pt" style:font-size-complex="10pt"/>
    </style:style>
    <style:style style:name="ce1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65" style:family="table-cell" style:parent-style-name="Default">
      <style:table-cell-properties fo:border-bottom="none" fo:background-color="#ffffa6" fo:border-left="none" fo:border-right="0.74pt solid #000000" fo:border-top="0.74pt solid #000000"/>
      <style:text-properties style:font-name="Cambria"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71" style:family="table-cell" style:parent-style-name="Default">
      <style:table-cell-properties fo:border-bottom="none" fo:background-color="#ffffa6" fo:border-left="none" fo:border-right="0.74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style:font-name="Cambria" fo:font-size="10pt" style:font-size-asian="10pt" style:font-size-complex="10pt"/>
    </style:style>
    <style:style style:name="ce82" style:family="table-cell" style:parent-style-name="Default">
      <style:table-cell-properties fo:border-bottom="0.74pt solid #000000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139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140" style:family="table-cell" style:parent-style-name="Default">
      <style:table-cell-properties fo:border-bottom="none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41" style:family="table-cell" style:parent-style-name="Default">
      <style:table-cell-properties fo:background-color="#ffffa6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14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14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5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46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7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9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50" style:family="table-cell" style:parent-style-name="Default" style:data-style-name="N2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1" style:family="table-cell" style:parent-style-name="Default">
      <style:table-cell-properties fo:background-color="#ffffa6"/>
      <style:text-properties style:font-name="Cambria" fo:font-size="14pt" style:font-size-asian="14pt" style:font-size-complex="14pt"/>
    </style:style>
    <style:style style:name="ce15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3" style:family="table-cell" style:parent-style-name="Default">
      <style:table-cell-properties fo:background-color="#ffffa6" fo:border="none"/>
      <style:text-properties style:font-name="Cambria" fo:font-size="14pt" style:font-size-asian="14pt" style:font-size-complex="14pt"/>
    </style:style>
    <style:style style:name="ce154" style:family="table-cell" style:parent-style-name="Default">
      <style:table-cell-properties fo:background-color="#ffffa6" fo:border="none"/>
    </style:style>
    <style:style style:name="ce155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6" style:family="table-cell" style:parent-style-name="Default">
      <style:table-cell-properties fo:border-bottom="none" fo:background-color="#ffffa6" fo:border-left="none" fo:border-right="0.74pt solid #000000" fo:border-top="none"/>
    </style:style>
    <style:style style:name="ce157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6" style:family="table-cell" style:parent-style-name="Default">
      <style:table-cell-properties fo:background-color="#87cefa" style:text-align-source="fix" style:repeat-content="false" style:vertical-align="middl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transparent"/>
      <style:text-properties style:font-name="Cambria" fo:font-size="14pt" style:font-size-asian="14pt" style:font-size-complex="14pt"/>
    </style:style>
    <style:style style:name="ce49" style:family="table-cell" style:parent-style-name="Default">
      <style:table-cell-properties fo:background-color="transparent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78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 style:data-style-name="N116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1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214" style:family="table-cell" style:parent-style-name="Default">
      <style:table-cell-properties fo:background-color="#ffffa6" fo:border="0.74pt solid #000000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ffffa6" fo:border="0.74pt solid #000000"/>
      <style:text-properties style:font-name="Cambria" fo:font-size="14pt" style:font-size-asian="14pt" style:font-size-complex="14pt"/>
    </style:style>
    <style:style style:name="ce21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 style:data-style-name="N116">
      <style:table-cell-properties fo:background-color="#ffffa6" fo:border="0.74pt solid #000000"/>
      <style:text-properties style:font-name="Cambria" fo:font-size="14pt" style:font-size-asian="14pt" style:font-size-complex="14pt"/>
    </style:style>
    <style:style style:name="ce2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19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20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 style:data-style-name="N116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9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94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22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226" style:family="table-cell" style:parent-style-name="Default" style:data-style-name="N115">
      <style:table-cell-properties fo:background-color="#ffffa6" fo:border="0.74pt solid #000000"/>
      <style:text-properties style:font-name="Cambria" fo:font-size="14pt" style:font-size-asian="14pt" style:font-size-complex="14pt"/>
    </style:style>
    <style:style style:name="ce227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 style:data-style-name="N116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29" style:family="table-cell" style:parent-style-name="Default" style:data-style-name="N116">
      <style:table-cell-properties fo:background-color="#ffffa6" fo:border="0.74pt solid #000000"/>
      <style:text-properties style:font-name="Cambria"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 style:data-style-name="N11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31" style:family="table-cell" style:parent-style-name="Default" style:data-style-name="N116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233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fo:background-color="#87cefa" style:text-align-source="fix" style:repeat-content="false" fo:wrap-option="wrap" fo:border="0.99pt solid #00bfff" fo:padding="0.15cm" style:shadow="#808080 0.176cm 0.176cm" style:vertical-align="middl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235" style:family="table-cell" style:parent-style-name="Default">
      <style:text-properties style:use-window-font-color="true" style:font-name="Cambria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99" style:family="table-cell" style:parent-style-name="Default">
      <style:table-cell-properties fo:border-bottom="0.99pt solid #00bfff" fo:background-color="#87cefa" style:text-align-source="fix" style:repeat-content="false" fo:border-left="0.99pt solid #00bfff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style:font-size-asian="14pt" style:font-size-complex="14pt"/>
    </style:style>
    <style:style style:name="ce113" style:family="table-cell" style:parent-style-name="Default">
      <style:table-cell-properties fo:border-bottom="0.99pt solid #00bfff" fo:background-color="#87cefa" style:text-align-source="fix" style:repeat-content="false" fo:border-left="none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5" style:family="table-cell" style:parent-style-name="Default">
      <style:table-cell-properties fo:border-bottom="0.99pt solid #00bfff" fo:background-color="#87cefa" style:text-align-source="fix" style:repeat-content="false" fo:border-left="none" fo:border-right="0.99pt solid #00bfff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9" style:family="table-cell" style:parent-style-name="Default"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2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 fo:margin-left="0cm"/>
      <style:text-properties style:use-window-font-color="true" style:font-name="Cambria" fo:font-size="12pt" style:font-name-asian="Segoe UI" style:font-size-asian="12pt" style:language-asian="pt" style:country-asian="BR" style:font-name-complex="Times New Roman" style:font-size-complex="12pt" style:language-complex="ar" style:country-complex="SA"/>
    </style:style>
    <style:style style:name="ce249" style:family="table-cell" style:parent-style-name="Default">
      <style:text-properties style:font-name="Cambria" fo:font-size="12pt" style:font-size-asian="12pt" style:font-size-complex="12pt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27" style:family="table-cell" style:parent-style-name="Default">
      <style:table-cell-properties fo:border-bottom="1.5pt solid #87cefa" fo:background-color="#87cefa" style:text-align-source="fix" style:repeat-content="false" fo:border-left="1.5pt solid #87cefa" fo:border-right="none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2pt" style:font-size-asian="12pt" style:font-size-complex="12pt"/>
    </style:style>
    <style:style style:name="ce132" style:family="table-cell" style:parent-style-name="Default">
      <style:table-cell-properties fo:border-bottom="1.5pt solid #87cefa" fo:background-color="#87cefa" style:text-align-source="fix" style:repeat-content="false" fo:border-left="none" fo:border-right="1.5pt solid #87cefa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language-asian="pt" style:country-asian="BR" style:language-complex="ar" style:country-complex="SA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Exemplo 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ce18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3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02" table:default-cell-style-name="ce3"/>
        <table:table-column table:style-name="co1" table:number-columns-repeated="15360" table:default-cell-style-name="ce9"/>
        <table:table-row table:style-name="ro1">
          <table:table-cell table:style-name="ce1" office:value-type="string" calcext:value-type="string" table:number-columns-spanned="10" table:number-rows-spanned="8">
            <text:p><text:span text:style-name="T1">Dois grupos de indivíduos foram submetidos a um novo processo de emagrecimento (Dieta das estrelas). Foi verificada a perda de peso de cada indivíduo, nos dois grupos. Essas informações estão apresentadas nos quadros abaixo. Calcule para cada grupo: o mínimo e máximo, média aritmética, moda, mediana, Q1, Q2, Q3,</text:span><text:span text:style-name="T2"> D1, D9, P2.5, P97.5, desvio médio absoluto, variância, desvio padrão, coeficiente de variação, coeficiente</text:span><text:span text:style-name="T1"> de assimetria e coeficiente de curtose. Depois de calcular as medidas, interprete todas as medidas e compare os dois grupos de acordo com as interpretações das medidas que você calculou. </text:span></text:p>
          </table:table-cell>
          <table:covered-table-cell table:number-columns-repeated="7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0"/>
          <table:table-cell table:style-name="ce13"/>
          <table:table-cell table:style-name="ce15"/>
          <table:table-cell table:style-name="ce13"/>
          <table:table-cell table:number-columns-repeated="2"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12" office:value-type="string" calcext:value-type="string" table:number-columns-spanned="3" table:number-rows-spanned="1">
            <text:p>Perdas do Grupo A</text:p>
          </table:table-cell>
          <table:covered-table-cell table:number-columns-repeated="2" table:style-name="ce5"/>
          <table:table-cell/>
          <table:table-cell table:style-name="ce12" office:value-type="string" calcext:value-type="string" table:number-columns-spanned="3" table:number-rows-spanned="1">
            <text:p>Perdas do Grupo B</text:p>
          </table:table-cell>
          <table:covered-table-cell table:number-columns-repeated="2" table:style-name="ce5"/>
          <table:table-cell table:style-name="ce9"/>
          <table:table-cell table:style-name="ce12" office:value-type="string" calcext:value-type="string" table:number-columns-spanned="5" table:number-rows-spanned="1">
            <text:p>Quartil das tabelas A e B</text:p>
          </table:table-cell>
          <table:covered-table-cell table:number-columns-repeated="4" table:style-name="ce12"/>
          <table:table-cell/>
          <table:table-cell table:style-name="Default"/>
          <table:table-cell table:style-name="ce12" office:value-type="string" calcext:value-type="string" table:number-columns-spanned="9" table:number-rows-spanned="1">
            <text:p>Assimetria das tabelas A e B</text:p>
          </table:table-cell>
          <table:covered-table-cell table:number-columns-repeated="8" table:style-name="ce12"/>
          <table:table-cell table:number-columns-repeated="16360"/>
        </table:table-row>
        <table:table-row table:style-name="ro1">
          <table:table-cell table:style-name="ce4" office:value-type="float" office:value="40.19" calcext:value-type="float">
            <text:p>40,19</text:p>
          </table:table-cell>
          <table:table-cell table:style-name="ce4" office:value-type="float" office:value="44.68" calcext:value-type="float">
            <text:p>44,68</text:p>
          </table:table-cell>
          <table:table-cell table:style-name="ce4" office:value-type="float" office:value="38.39" calcext:value-type="float">
            <text:p>38,39</text:p>
          </table:table-cell>
          <table:table-cell table:style-name="ce6"/>
          <table:table-cell table:style-name="ce4" office:value-type="float" office:value="14.39" calcext:value-type="float">
            <text:p>14,39</text:p>
          </table:table-cell>
          <table:table-cell table:style-name="ce40" office:value-type="float" office:value="16.6" calcext:value-type="float">
            <text:p>16,6</text:p>
          </table:table-cell>
          <table:table-cell table:style-name="ce4" office:value-type="float" office:value="15.42" calcext:value-type="float">
            <text:p>15,42</text:p>
          </table:table-cell>
          <table:table-cell table:style-name="ce6"/>
          <table:table-cell table:style-name="ce43"/>
          <table:table-cell table:style-name="ce53" table:number-columns-repeated="3"/>
          <table:table-cell table:style-name="ce65"/>
          <table:table-cell table:style-name="ce6"/>
          <table:table-cell table:style-name="Default"/>
          <table:table-cell table:style-name="ce139"/>
          <table:table-cell table:style-name="ce141" table:number-columns-repeated="7"/>
          <table:table-cell table:style-name="ce156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84" calcext:value-type="float">
            <text:p>34,84</text:p>
          </table:table-cell>
          <table:table-cell table:style-name="ce4" office:value-type="float" office:value="37.28" calcext:value-type="float">
            <text:p>37,28</text:p>
          </table:table-cell>
          <table:table-cell table:style-name="ce6"/>
          <table:table-cell table:style-name="ce4" office:value-type="float" office:value="13.97" calcext:value-type="float">
            <text:p>13,97</text:p>
          </table:table-cell>
          <table:table-cell table:style-name="ce4" office:value-type="float" office:value="13.46" calcext:value-type="float">
            <text:p>13,46</text:p>
          </table:table-cell>
          <table:table-cell table:style-name="ce4" office:value-type="float" office:value="15.87" calcext:value-type="float">
            <text:p>15,87</text:p>
          </table:table-cell>
          <table:table-cell table:style-name="ce6"/>
          <table:table-cell table:style-name="ce44"/>
          <table:table-cell table:style-name="ce54" office:value-type="string" calcext:value-type="string">
            <text:p>A</text:p>
          </table:table-cell>
          <table:table-cell table:style-name="ce54"/>
          <table:table-cell table:style-name="ce129" office:value-type="string" calcext:value-type="string">
            <text:p>B</text:p>
          </table:table-cell>
          <table:table-cell table:style-name="ce70"/>
          <table:table-cell table:style-name="ce6"/>
          <table:table-cell table:style-name="Default"/>
          <table:table-cell table:style-name="ce139"/>
          <table:table-cell table:style-name="ce130" office:value-type="string" calcext:value-type="string">
            <text:p>A</text:p>
          </table:table-cell>
          <table:table-cell table:style-name="ce130" office:value-type="string" calcext:value-type="string">
            <text:p>(x-média)^3</text:p>
          </table:table-cell>
          <table:table-cell table:style-name="ce141" table:number-columns-repeated="2"/>
          <table:table-cell table:style-name="ce54" office:value-type="string" calcext:value-type="string">
            <text:p>B</text:p>
          </table:table-cell>
          <table:table-cell table:style-name="ce130" office:value-type="string" calcext:value-type="string">
            <text:p>(x-média)^3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6.95" calcext:value-type="float">
            <text:p>36,95</text:p>
          </table:table-cell>
          <table:table-cell table:style-name="ce4" office:value-type="float" office:value="44.83" calcext:value-type="float">
            <text:p>44,83</text:p>
          </table:table-cell>
          <table:table-cell table:style-name="ce4" office:value-type="float" office:value="31.92" calcext:value-type="float">
            <text:p>31,92</text:p>
          </table:table-cell>
          <table:table-cell table:style-name="ce6"/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5.82" calcext:value-type="float">
            <text:p>15,82</text:p>
          </table:table-cell>
          <table:table-cell table:style-name="ce4" office:value-type="float" office:value="12.46" calcext:value-type="float">
            <text:p>12,46</text:p>
          </table:table-cell>
          <table:table-cell table:style-name="ce6"/>
          <table:table-cell table:style-name="ce45" office:value-type="string" calcext:value-type="string">
            <text:p>Min</text:p>
          </table:table-cell>
          <table:table-cell table:style-name="ce55" office:value-type="float" office:value="31.92" calcext:value-type="float">
            <text:p>31,92</text:p>
          </table:table-cell>
          <table:table-cell table:style-name="ce60"/>
          <table:table-cell table:style-name="ce55" office:value-type="float" office:value="12.46" calcext:value-type="float">
            <text:p>12,46</text:p>
          </table:table-cell>
          <table:table-cell table:style-name="ce71"/>
          <table:table-cell table:style-name="ce6"/>
          <table:table-cell table:style-name="Default"/>
          <table:table-cell table:style-name="ce139"/>
          <table:table-cell table:style-name="ce55" office:value-type="float" office:value="31.92" calcext:value-type="float">
            <text:p>31,92</text:p>
          </table:table-cell>
          <table:table-cell table:style-name="ce149" table:formula="of:=([.Q14]-[.$B$20])^3" office:value-type="float" office:value="-499.558163794969" calcext:value-type="float">
            <text:p>-499,56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14]-[.$F$20])^3" office:value-type="float" office:value="-12.6601979069635" calcext:value-type="float">
            <text:p>-12,6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3.39" calcext:value-type="float">
            <text:p>43,39</text:p>
          </table:table-cell>
          <table:table-cell table:style-name="ce4" office:value-type="float" office:value="41.32" calcext:value-type="float">
            <text:p>41,32</text:p>
          </table:table-cell>
          <table:table-cell table:style-name="ce4" office:value-type="float" office:value="40.14" calcext:value-type="float">
            <text:p>40,14</text:p>
          </table:table-cell>
          <table:table-cell table:style-name="ce6"/>
          <table:table-cell table:style-name="ce4" office:value-type="float" office:value="13.95" calcext:value-type="float">
            <text:p>13,95</text:p>
          </table:table-cell>
          <table:table-cell table:style-name="ce4" office:value-type="float" office:value="13.61" calcext:value-type="float">
            <text:p>13,61</text:p>
          </table:table-cell>
          <table:table-cell table:style-name="ce40" office:value-type="float" office:value="16.6" calcext:value-type="float">
            <text:p>16,6</text:p>
          </table:table-cell>
          <table:table-cell table:style-name="ce6"/>
          <table:table-cell table:style-name="ce45"/>
          <table:table-cell table:style-name="ce55" office:value-type="float" office:value="34.84" calcext:value-type="float">
            <text:p>34,84</text:p>
          </table:table-cell>
          <table:table-cell table:style-name="ce62" table:formula="of:=[.J17]-[.J14]" office:value-type="float" office:value="5.28" calcext:value-type="float">
            <text:p>5,28</text:p>
          </table:table-cell>
          <table:table-cell table:style-name="ce55" office:value-type="float" office:value="13.46" calcext:value-type="float">
            <text:p>13,46</text:p>
          </table:table-cell>
          <table:table-cell table:style-name="ce75" table:formula="of:=[.L17]-[.L14]" office:value-type="float" office:value="1.49" calcext:value-type="float">
            <text:p>1,49</text:p>
          </table:table-cell>
          <table:table-cell table:style-name="ce6"/>
          <table:table-cell table:style-name="Default"/>
          <table:table-cell table:style-name="ce139"/>
          <table:table-cell table:style-name="ce55" office:value-type="float" office:value="34.84" calcext:value-type="float">
            <text:p>34,84</text:p>
          </table:table-cell>
          <table:table-cell table:style-name="ce149" table:formula="of:=([.Q15]-[.$B$20])^3" office:value-type="float" office:value="-126.103229821632" calcext:value-type="float">
            <text:p>-126,10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15]-[.$F$20])^3" office:value-type="float" office:value="-2.3561765736298" calcext:value-type="float">
            <text:p>-2,3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7.43" calcext:value-type="float">
            <text:p>47,43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41.66" calcext:value-type="float">
            <text:p>41,66</text:p>
          </table:table-cell>
          <table:table-cell table:style-name="ce6"/>
          <table:table-cell table:style-name="ce4" office:value-type="float" office:value="15.19" calcext:value-type="float">
            <text:p>15,19</text:p>
          </table:table-cell>
          <table:table-cell table:style-name="ce4" office:value-type="float" office:value="15.63" calcext:value-type="float">
            <text:p>15,63</text:p>
          </table:table-cell>
          <table:table-cell table:style-name="ce4" office:value-type="float" office:value="14.83" calcext:value-type="float">
            <text:p>14,83</text:p>
          </table:table-cell>
          <table:table-cell table:style-name="ce6"/>
          <table:table-cell table:style-name="ce45"/>
          <table:table-cell table:style-name="ce55" office:value-type="float" office:value="36.95" calcext:value-type="float">
            <text:p>36,95</text:p>
          </table:table-cell>
          <table:table-cell table:style-name="ce62"/>
          <table:table-cell table:style-name="ce55" office:value-type="float" office:value="13.61" calcext:value-type="float">
            <text:p>13,61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6.95" calcext:value-type="float">
            <text:p>36,95</text:p>
          </table:table-cell>
          <table:table-cell table:style-name="ce149" table:formula="of:=([.Q16]-[.$B$20])^3" office:value-type="float" office:value="-24.5069295682971" calcext:value-type="float">
            <text:p>-24,51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16]-[.$F$20])^3" office:value-type="float" office:value="-1.64581837362977" calcext:value-type="float">
            <text:p>-1,65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8" office:value-type="string" calcext:value-type="string">
            <text:p>n=</text:p>
          </table:table-cell>
          <table:table-cell table:style-name="ce6" table:formula="of:=COUNTA([.A12:.C16])" office:value-type="float" office:value="15" calcext:value-type="float">
            <text:p>15</text:p>
          </table:table-cell>
          <table:table-cell table:style-name="ce6" table:number-columns-repeated="2"/>
          <table:table-cell table:style-name="ce18" office:value-type="string" calcext:value-type="string">
            <text:p>n=</text:p>
          </table:table-cell>
          <table:table-cell table:style-name="ce6" table:formula="of:=COUNTA([.E12:.G16])" office:value-type="float" office:value="15" calcext:value-type="float">
            <text:p>15</text:p>
          </table:table-cell>
          <table:table-cell table:style-name="ce6" table:number-columns-repeated="2"/>
          <table:table-cell table:style-name="ce46" office:value-type="string" calcext:value-type="string">
            <text:p>Q1</text:p>
          </table:table-cell>
          <table:table-cell table:style-name="ce55" office:value-type="float" office:value="37.2" calcext:value-type="float">
            <text:p>37,2</text:p>
          </table:table-cell>
          <table:table-cell table:style-name="ce62"/>
          <table:table-cell table:style-name="ce55" office:value-type="float" office:value="13.95" calcext:value-type="float">
            <text:p>13,95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7.2" calcext:value-type="float">
            <text:p>37,2</text:p>
          </table:table-cell>
          <table:table-cell table:style-name="ce149" table:formula="of:=([.Q17]-[.$B$20])^3" office:value-type="float" office:value="-18.7081132349637" calcext:value-type="float">
            <text:p>-18,71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17]-[.$F$20])^3" office:value-type="float" office:value="-0.594116320296369" calcext:value-type="float">
            <text:p>-0,59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8" office:value-type="string" calcext:value-type="string">
            <text:p>min=</text:p>
          </table:table-cell>
          <table:table-cell table:style-name="ce33" table:formula="of:=MIN([.A12:.C16])" office:value-type="float" office:value="31.92" calcext:value-type="float">
            <text:p>31,92</text:p>
          </table:table-cell>
          <table:table-cell table:number-columns-repeated="2"/>
          <table:table-cell table:style-name="ce18" office:value-type="string" calcext:value-type="string">
            <text:p>min=</text:p>
          </table:table-cell>
          <table:table-cell table:style-name="ce33" table:formula="of:=MIN([.E12:.G16])" office:value-type="float" office:value="12.46" calcext:value-type="float">
            <text:p>12,46</text:p>
          </table:table-cell>
          <table:table-cell table:number-columns-repeated="2"/>
          <table:table-cell table:style-name="ce45"/>
          <table:table-cell table:style-name="ce55" office:value-type="float" office:value="37.28" calcext:value-type="float">
            <text:p>37,28</text:p>
          </table:table-cell>
          <table:table-cell table:style-name="ce62"/>
          <table:table-cell table:style-name="ce55" office:value-type="float" office:value="13.97" calcext:value-type="float">
            <text:p>13,97</text:p>
          </table:table-cell>
          <table:table-cell table:style-name="ce75"/>
          <table:table-cell/>
          <table:table-cell table:style-name="Default"/>
          <table:table-cell table:style-name="ce139"/>
          <table:table-cell table:style-name="ce55" office:value-type="float" office:value="37.28" calcext:value-type="float">
            <text:p>37,28</text:p>
          </table:table-cell>
          <table:table-cell table:style-name="ce149" table:formula="of:=([.Q18]-[.$B$20])^3" office:value-type="float" office:value="-17.067229608297" calcext:value-type="float">
            <text:p>-17,07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18]-[.$F$20])^3" office:value-type="float" office:value="-0.552713893629697" calcext:value-type="float">
            <text:p>-0,55</text:p>
          </table:table-cell>
          <table:table-cell table:style-name="ce54"/>
          <table:table-cell table:style-name="ce157"/>
          <table:table-cell table:number-columns-repeated="16360"/>
        </table:table-row>
        <table:table-row table:style-name="ro1">
          <table:table-cell table:style-name="ce18" office:value-type="string" calcext:value-type="string">
            <text:p>max=</text:p>
          </table:table-cell>
          <table:table-cell table:style-name="ce33" table:formula="of:=MAX([.A12:.C16])" office:value-type="float" office:value="47.43" calcext:value-type="float">
            <text:p>47,43</text:p>
          </table:table-cell>
          <table:table-cell table:number-columns-repeated="2"/>
          <table:table-cell table:style-name="ce18" office:value-type="string" calcext:value-type="string">
            <text:p>max=</text:p>
          </table:table-cell>
          <table:table-cell table:style-name="ce33" table:formula="of:=MAX([.E12:.G16])" office:value-type="float" office:value="16.6" calcext:value-type="float">
            <text:p>16,60</text:p>
          </table:table-cell>
          <table:table-cell table:number-columns-repeated="2"/>
          <table:table-cell table:style-name="ce45"/>
          <table:table-cell table:style-name="ce55" office:value-type="float" office:value="37.6" calcext:value-type="float">
            <text:p>37,6</text:p>
          </table:table-cell>
          <table:table-cell table:style-name="ce62" table:formula="of:=[.J21]-[.J17]" office:value-type="float" office:value="2.94" calcext:value-type="float">
            <text:p>2,94</text:p>
          </table:table-cell>
          <table:table-cell table:style-name="ce55" office:value-type="float" office:value="14.06" calcext:value-type="float">
            <text:p>14,06</text:p>
          </table:table-cell>
          <table:table-cell table:style-name="ce76" table:formula="of:=[.L21]-[.L17]" office:value-type="float" office:value="0.880000000000001" calcext:value-type="float">
            <text:p>0,8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37.6" calcext:value-type="float">
            <text:p>37,6</text:p>
          </table:table-cell>
          <table:table-cell table:style-name="ce149" table:formula="of:=([.Q19]-[.$B$20])^3" office:value-type="float" office:value="-11.4616471016302" calcext:value-type="float">
            <text:p>-11,46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19]-[.$F$20])^3" office:value-type="float" office:value="-0.390083773629683" calcext:value-type="float">
            <text:p>-0,3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2" office:value-type="string" calcext:value-type="string">
            <text:p>média=</text:p>
          </table:table-cell>
          <table:table-cell table:style-name="ce33" table:formula="of:=AVERAGE([.A12:.C16])" office:value-type="float" office:value="39.8546666666667" calcext:value-type="float">
            <text:p>39,85</text:p>
          </table:table-cell>
          <table:table-cell table:number-columns-repeated="2"/>
          <table:table-cell table:style-name="ce22" office:value-type="string" calcext:value-type="string">
            <text:p>média=</text:p>
          </table:table-cell>
          <table:table-cell table:style-name="ce33" table:formula="of:=AVERAGE([.E12:.G16])" office:value-type="float" office:value="14.7906666666667" calcext:value-type="float">
            <text:p>14,79</text:p>
          </table:table-cell>
          <table:table-cell table:number-columns-repeated="2"/>
          <table:table-cell table:style-name="ce45"/>
          <table:table-cell table:style-name="ce55" office:value-type="float" office:value="38.39" calcext:value-type="float">
            <text:p>38,39</text:p>
          </table:table-cell>
          <table:table-cell table:style-name="ce62"/>
          <table:table-cell table:style-name="ce55" office:value-type="float" office:value="14.39" calcext:value-type="float">
            <text:p>14,3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38.39" calcext:value-type="float">
            <text:p>38,39</text:p>
          </table:table-cell>
          <table:table-cell table:style-name="ce149" table:formula="of:=([.Q20]-[.$B$20])^3" office:value-type="float" office:value="-3.14207388829652" calcext:value-type="float">
            <text:p>-3,14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20]-[.$F$20])^3" office:value-type="float" office:value="-0.0643205336296456" calcext:value-type="float">
            <text:p>-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3" office:value-type="string" calcext:value-type="string">
            <text:p>moda=</text:p>
          </table:table-cell>
          <table:table-cell table:style-name="ce34" table:number-matrix-columns-spanned="1" table:number-matrix-rows-spanned="1" table:formula="of:=COM.MICROSOFT.MODE.MULT([.A12:.C16])" office:value-type="string" office:string-value="" calcext:value-type="error">
            <text:p>#VALOR!</text:p>
          </table:table-cell>
          <table:table-cell/>
          <table:table-cell table:style-name="ce37" office:value-type="string" calcext:value-type="string">
            <text:p>Medidas centrais</text:p>
          </table:table-cell>
          <table:table-cell table:style-name="ce23" office:value-type="string" calcext:value-type="string">
            <text:p>moda=</text:p>
          </table:table-cell>
          <table:table-cell table:style-name="ce33" table:number-matrix-columns-spanned="1" table:number-matrix-rows-spanned="1" table:formula="of:=COM.MICROSOFT.MODE.MULT([.E12:.G16])" office:value-type="float" office:value="16.6" calcext:value-type="float">
            <text:p>16,60</text:p>
          </table:table-cell>
          <table:table-cell table:number-columns-repeated="2"/>
          <table:table-cell table:style-name="ce45" office:value-type="string" calcext:value-type="string">
            <text:p>Q2 = Md</text:p>
          </table:table-cell>
          <table:table-cell table:style-name="ce55" office:value-type="float" office:value="40.14" calcext:value-type="float">
            <text:p>40,14</text:p>
          </table:table-cell>
          <table:table-cell table:style-name="ce62"/>
          <table:table-cell table:style-name="ce55" office:value-type="float" office:value="14.83" calcext:value-type="float">
            <text:p>14,8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4" calcext:value-type="float">
            <text:p>40,14</text:p>
          </table:table-cell>
          <table:table-cell table:style-name="ce149" table:formula="of:=([.Q21]-[.$B$20])^3" office:value-type="float" office:value="0.0232304450370285" calcext:value-type="float">
            <text:p>0,02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21]-[.$F$20])^3" office:value-type="float" office:value="0.0000608530370368809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4" office:value-type="string" calcext:value-type="string">
            <text:p>mediana=</text:p>
          </table:table-cell>
          <table:table-cell table:style-name="ce33" table:formula="of:=MEDIAN([.A12:.C16])" office:value-type="float" office:value="40.14" calcext:value-type="float">
            <text:p>40,14</text:p>
          </table:table-cell>
          <table:table-cell table:number-columns-repeated="2"/>
          <table:table-cell table:style-name="ce24" office:value-type="string" calcext:value-type="string">
            <text:p>mediana=</text:p>
          </table:table-cell>
          <table:table-cell table:style-name="ce33" table:formula="of:=MEDIAN([.E12:.G16]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0.19" calcext:value-type="float">
            <text:p>40,19</text:p>
          </table:table-cell>
          <table:table-cell table:style-name="ce62"/>
          <table:table-cell table:style-name="ce55" office:value-type="float" office:value="15.19" calcext:value-type="float">
            <text:p>15,1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9" calcext:value-type="float">
            <text:p>40,19</text:p>
          </table:table-cell>
          <table:table-cell table:style-name="ce149" table:formula="of:=([.Q22]-[.$B$20])^3" office:value-type="float" office:value="0.0377077117036909" calcext:value-type="float">
            <text:p>0,04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22]-[.$F$20])^3" office:value-type="float" office:value="0.0636805330370207" calcext:value-type="float">
            <text:p>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5" office:value-type="string" calcext:value-type="string">
            <text:p>Q1=</text:p>
          </table:table-cell>
          <table:table-cell table:style-name="ce33" table:formula="of:=QUARTILE([.A12:.C16];1)" office:value-type="float" office:value="37.24" calcext:value-type="float">
            <text:p>37,24</text:p>
          </table:table-cell>
          <table:table-cell table:number-columns-repeated="2"/>
          <table:table-cell table:style-name="ce25" office:value-type="string" calcext:value-type="string">
            <text:p>Q1=</text:p>
          </table:table-cell>
          <table:table-cell table:style-name="ce33" table:formula="of:=QUARTILE([.E12:.G16];1)" office:value-type="float" office:value="13.96" calcext:value-type="float">
            <text:p>13,96</text:p>
          </table:table-cell>
          <table:table-cell table:number-columns-repeated="2"/>
          <table:table-cell table:style-name="ce45"/>
          <table:table-cell table:style-name="ce55" office:value-type="float" office:value="41.32" calcext:value-type="float">
            <text:p>41,32</text:p>
          </table:table-cell>
          <table:table-cell table:style-name="ce62" table:formula="of:=[.J25]-[.J21]" office:value-type="float" office:value="3.25" calcext:value-type="float">
            <text:p>3,25</text:p>
          </table:table-cell>
          <table:table-cell table:style-name="ce55" office:value-type="float" office:value="15.42" calcext:value-type="float">
            <text:p>15,42</text:p>
          </table:table-cell>
          <table:table-cell table:style-name="ce76" table:formula="of:=[.L25]-[.L21]" office:value-type="float" office:value="0.99" calcext:value-type="float">
            <text:p>0,99</text:p>
          </table:table-cell>
          <table:table-cell/>
          <table:table-cell table:style-name="Default"/>
          <table:table-cell table:style-name="ce139"/>
          <table:table-cell table:style-name="ce55" office:value-type="float" office:value="41.32" calcext:value-type="float">
            <text:p>41,32</text:p>
          </table:table-cell>
          <table:table-cell table:style-name="ce149" table:formula="of:=([.Q23]-[.$B$20])^3" office:value-type="float" office:value="3.14636633837014" calcext:value-type="float">
            <text:p>3,15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23]-[.$F$20])^3" office:value-type="float" office:value="0.249254039703664" calcext:value-type="float">
            <text:p>0,25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2=</text:p>
          </table:table-cell>
          <table:table-cell table:style-name="ce33" table:formula="of:=QUARTILE([.A12:.C16];2)" office:value-type="float" office:value="40.14" calcext:value-type="float">
            <text:p>40,14</text:p>
          </table:table-cell>
          <table:table-cell table:number-columns-repeated="2"/>
          <table:table-cell table:style-name="ce26" office:value-type="string" calcext:value-type="string">
            <text:p>Q2=</text:p>
          </table:table-cell>
          <table:table-cell table:style-name="ce33" table:formula="of:=QUARTILE([.E12:.G16];2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1.66" calcext:value-type="float">
            <text:p>41,66</text:p>
          </table:table-cell>
          <table:table-cell table:style-name="ce62"/>
          <table:table-cell table:style-name="ce55" office:value-type="float" office:value="15.63" calcext:value-type="float">
            <text:p>15,6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1.66" calcext:value-type="float">
            <text:p>41,66</text:p>
          </table:table-cell>
          <table:table-cell table:style-name="ce149" table:formula="of:=([.Q24]-[.$B$20])^3" office:value-type="float" office:value="5.88399375170332" calcext:value-type="float">
            <text:p>5,88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24]-[.$F$20])^3" office:value-type="float" office:value="0.591293919703634" calcext:value-type="float">
            <text:p>0,5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3=</text:p>
          </table:table-cell>
          <table:table-cell table:style-name="ce33" table:formula="of:=QUARTILE([.A12:.C16];3)" office:value-type="float" office:value="42.525" calcext:value-type="float">
            <text:p>42,53</text:p>
          </table:table-cell>
          <table:table-cell table:number-columns-repeated="2"/>
          <table:table-cell table:style-name="ce26" office:value-type="string" calcext:value-type="string">
            <text:p>Q3=</text:p>
          </table:table-cell>
          <table:table-cell table:style-name="ce33" table:formula="of:=QUARTILE([.E12:.G16];3)" office:value-type="float" office:value="15.725" calcext:value-type="float">
            <text:p>15,73</text:p>
          </table:table-cell>
          <table:table-cell table:number-columns-repeated="2"/>
          <table:table-cell table:style-name="ce45" office:value-type="string" calcext:value-type="string">
            <text:p>Q3</text:p>
          </table:table-cell>
          <table:table-cell table:style-name="ce55" office:value-type="float" office:value="43.39" calcext:value-type="float">
            <text:p>43,39</text:p>
          </table:table-cell>
          <table:table-cell table:style-name="ce62"/>
          <table:table-cell table:style-name="ce55" office:value-type="float" office:value="15.82" calcext:value-type="float">
            <text:p>15,82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3.39" calcext:value-type="float">
            <text:p>43,39</text:p>
          </table:table-cell>
          <table:table-cell table:style-name="ce149" table:formula="of:=([.Q25]-[.$B$20])^3" office:value-type="float" office:value="44.1866527783691" calcext:value-type="float">
            <text:p>44,19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25]-[.$F$20])^3" office:value-type="float" office:value="1.09060657303693" calcext:value-type="float">
            <text:p>1,0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1=</text:p>
          </table:table-cell>
          <table:table-cell table:style-name="ce33" table:formula="of:=PERCENTILE([.A12:.C16];0.1)" office:value-type="float" office:value="35.684" calcext:value-type="float">
            <text:p>35,68</text:p>
          </table:table-cell>
          <table:table-cell/>
          <table:table-cell table:style-name="ce38" office:value-type="string" calcext:value-type="string">
            <text:p>Medidas Quantis</text:p>
          </table:table-cell>
          <table:table-cell table:style-name="ce26" office:value-type="string" calcext:value-type="string">
            <text:p>D1=</text:p>
          </table:table-cell>
          <table:table-cell table:style-name="ce33" table:formula="of:=PERCENTILE([.E12:.G16];0.1)" office:value-type="float" office:value="13.52" calcext:value-type="float">
            <text:p>13,52</text:p>
          </table:table-cell>
          <table:table-cell table:number-columns-repeated="2"/>
          <table:table-cell table:style-name="ce45"/>
          <table:table-cell table:style-name="ce55" office:value-type="float" office:value="44.68" calcext:value-type="float">
            <text:p>44,68</text:p>
          </table:table-cell>
          <table:table-cell table:style-name="ce62"/>
          <table:table-cell table:style-name="ce55" office:value-type="float" office:value="15.87" calcext:value-type="float">
            <text:p>15,87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4.68" calcext:value-type="float">
            <text:p>44,68</text:p>
          </table:table-cell>
          <table:table-cell table:style-name="ce149" table:formula="of:=([.Q26]-[.$B$20])^3" office:value-type="float" office:value="112.352297858368" calcext:value-type="float">
            <text:p>112,35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26]-[.$F$20])^3" office:value-type="float" office:value="1.25738063970358" calcext:value-type="float">
            <text:p>1,2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9=</text:p>
          </table:table-cell>
          <table:table-cell table:style-name="ce33" table:formula="of:=PERCENTILE([.A12:.C16];0.9)" office:value-type="float" office:value="44.77" calcext:value-type="float">
            <text:p>44,77</text:p>
          </table:table-cell>
          <table:table-cell table:number-columns-repeated="2"/>
          <table:table-cell table:style-name="ce26" office:value-type="string" calcext:value-type="string">
            <text:p>D9=</text:p>
          </table:table-cell>
          <table:table-cell table:style-name="ce33" table:formula="of:=PERCENTILE([.E12:.G16];0.9)" office:value-type="float" office:value="16.308" calcext:value-type="float">
            <text:p>16,31</text:p>
          </table:table-cell>
          <table:table-cell table:number-columns-repeated="2"/>
          <table:table-cell table:style-name="ce45"/>
          <table:table-cell table:style-name="ce55" office:value-type="float" office:value="44.83" calcext:value-type="float">
            <text:p>44,83</text:p>
          </table:table-cell>
          <table:table-cell table:style-name="ce62" table:formula="of:=[.J28]-[.J25]" office:value-type="float" office:value="4.04" calcext:value-type="float">
            <text:p>4,04</text:p>
          </table:table-cell>
          <table:table-cell table:style-name="ce64" office:value-type="float" office:value="16.6" calcext:value-type="float">
            <text:p>16,6</text:p>
          </table:table-cell>
          <table:table-cell table:style-name="ce76" table:formula="of:=[.L28]-[.L25]" office:value-type="float" office:value="0.780000000000001" calcext:value-type="float">
            <text:p>0,7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44.83" calcext:value-type="float">
            <text:p>44,83</text:p>
          </table:table-cell>
          <table:table-cell table:style-name="ce149" table:formula="of:=([.Q27]-[.$B$20])^3" office:value-type="float" office:value="123.159111658368" calcext:value-type="float">
            <text:p>123,1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7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P2.5=</text:p>
          </table:table-cell>
          <table:table-cell table:style-name="ce33" table:formula="of:=PERCENTILE([.A12:.C16];0.025)" office:value-type="float" office:value="32.942" calcext:value-type="float">
            <text:p>32,94</text:p>
          </table:table-cell>
          <table:table-cell table:number-columns-repeated="2"/>
          <table:table-cell table:style-name="ce26" office:value-type="string" calcext:value-type="string">
            <text:p>P2.5=</text:p>
          </table:table-cell>
          <table:table-cell table:style-name="ce33" table:formula="of:=PERCENTILE([.E12:.G16];0.025)" office:value-type="float" office:value="12.81" calcext:value-type="float">
            <text:p>12,81</text:p>
          </table:table-cell>
          <table:table-cell table:number-columns-repeated="2"/>
          <table:table-cell table:style-name="ce45" office:value-type="string" calcext:value-type="string">
            <text:p>Max</text:p>
          </table:table-cell>
          <table:table-cell table:style-name="ce55" office:value-type="float" office:value="47.43" calcext:value-type="float">
            <text:p>47,43</text:p>
          </table:table-cell>
          <table:table-cell table:style-name="ce60"/>
          <table:table-cell table:style-name="ce64" office:value-type="float" office:value="16.6" calcext:value-type="float">
            <text:p>16,6</text:p>
          </table:table-cell>
          <table:table-cell table:style-name="ce70"/>
          <table:table-cell/>
          <table:table-cell table:style-name="Default"/>
          <table:table-cell table:style-name="ce139"/>
          <table:table-cell table:style-name="ce55" office:value-type="float" office:value="47.43" calcext:value-type="float">
            <text:p>47,43</text:p>
          </table:table-cell>
          <table:table-cell table:style-name="ce149" table:formula="of:=([.Q28]-[.$B$20])^3" office:value-type="float" office:value="434.715617525031" calcext:value-type="float">
            <text:p>434,7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8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7" office:value-type="string" calcext:value-type="string">
            <text:p>P97.5=</text:p>
          </table:table-cell>
          <table:table-cell table:style-name="ce33" table:formula="of:=PERCENTILE([.A12:.C16];0.0975)" office:value-type="float" office:value="35.61015" calcext:value-type="float">
            <text:p>35,61</text:p>
          </table:table-cell>
          <table:table-cell table:number-columns-repeated="2"/>
          <table:table-cell table:style-name="ce27" office:value-type="string" calcext:value-type="string">
            <text:p>P97.5=</text:p>
          </table:table-cell>
          <table:table-cell table:style-name="ce33" table:formula="of:=PERCENTILE([.E12:.G16];0.0975)" office:value-type="float" office:value="13.51475" calcext:value-type="float">
            <text:p>13,51</text:p>
          </table:table-cell>
          <table:table-cell table:number-columns-repeated="2"/>
          <table:table-cell table:style-name="ce47"/>
          <table:table-cell table:style-name="ce56" table:number-columns-repeated="3"/>
          <table:table-cell table:style-name="ce82"/>
          <table:table-cell/>
          <table:table-cell table:style-name="Default"/>
          <table:table-cell table:style-name="ce139"/>
          <table:table-cell table:style-name="ce142" office:value-type="string" calcext:value-type="string">
            <text:p>soma=</text:p>
          </table:table-cell>
          <table:table-cell table:style-name="ce150" table:formula="of:=SUM([.R14:.R28])" office:value-type="float" office:value="22.9575910488638" calcext:value-type="float">
            <text:p>22,96</text:p>
          </table:table-cell>
          <table:table-cell table:style-name="ce53" office:value-type="string" calcext:value-type="string">
            <text:p>← M3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14:.V28])" office:value-type="float" office:value="-3.16476839111316" calcext:value-type="float">
            <text:p>-3,16</text:p>
          </table:table-cell>
          <table:table-cell table:style-name="ce53" office:value-type="string" calcext:value-type="string">
            <text:p>← M3</text:p>
          </table:table-cell>
          <table:table-cell table:style-name="ce70"/>
          <table:table-cell table:number-columns-repeated="16360"/>
        </table:table-row>
        <table:table-row table:style-name="ro1">
          <table:table-cell table:style-name="ce28" office:value-type="string" calcext:value-type="string">
            <text:p>DMA=</text:p>
          </table:table-cell>
          <table:table-cell table:style-name="ce33" table:formula="of:=AVEDEV([.A12:.C16])" office:value-type="float" office:value="3.30702222222222" calcext:value-type="float">
            <text:p>3,31</text:p>
          </table:table-cell>
          <table:table-cell office:value-type="string" calcext:value-type="string">
            <text:p>Kg</text:p>
          </table:table-cell>
          <table:table-cell/>
          <table:table-cell table:style-name="ce28" office:value-type="string" calcext:value-type="string">
            <text:p>DMA=</text:p>
          </table:table-cell>
          <table:table-cell table:style-name="ce33" table:formula="of:=AVEDEV([.E12:.G16])" office:value-type="float" office:value="1.01795555555556" calcext:value-type="float">
            <text:p>1,0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style-name="ce139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VAR=</text:p>
          </table:table-cell>
          <table:table-cell table:style-name="ce33" table:formula="of:=VAR([.A12:.C16])" office:value-type="float" office:value="17.2121552380952" calcext:value-type="float">
            <text:p>17,21</text:p>
          </table:table-cell>
          <table:table-cell office:value-type="string" calcext:value-type="string">
            <text:p>Kg²</text:p>
          </table:table-cell>
          <table:table-cell table:style-name="ce39" office:value-type="string" calcext:value-type="string">
            <text:p>Medidas de Dispersão</text:p>
          </table:table-cell>
          <table:table-cell table:style-name="ce29" office:value-type="string" calcext:value-type="string">
            <text:p>VAR=</text:p>
          </table:table-cell>
          <table:table-cell table:style-name="ce33" table:formula="of:=VAR([.E12:.G16])" office:value-type="float" office:value="1.47890666666667" calcext:value-type="float">
            <text:p>1,48</text:p>
          </table:table-cell>
          <table:table-cell office:value-type="string" calcext:value-type="string">
            <text:p>Kg²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4" office:value-type="string" calcext:value-type="string">
            <text:p>AS=</text:p>
          </table:table-cell>
          <table:table-cell table:style-name="ce152" table:formula="of:=([.R29]/[.B32]^3)*([.B17]/(([.B17]-1)*([.B17]-2)))" office:value-type="float" office:value="0.0264967925100267" calcext:value-type="float">
            <text:p>0,02650</text:p>
          </table:table-cell>
          <table:table-cell table:style-name="ce153" table:number-columns-repeated="2"/>
          <table:table-cell table:style-name="ce144" office:value-type="string" calcext:value-type="string">
            <text:p>AS=</text:p>
          </table:table-cell>
          <table:table-cell table:style-name="ce152" table:formula="of:=([.V29]/[.F32]^3)*([.B17]/(([.B17]-1)*([.B17]-2)))" office:value-type="float" office:value="-0.145027597762922" calcext:value-type="float">
            <text:p>-0,14503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DP=</text:p>
          </table:table-cell>
          <table:table-cell table:style-name="ce33" table:formula="of:=STDEV([.A12:.C16])" office:value-type="float" office:value="4.1487534559305" calcext:value-type="float">
            <text:p>4,15</text:p>
          </table:table-cell>
          <table:table-cell office:value-type="string" calcext:value-type="string">
            <text:p>Kg</text:p>
          </table:table-cell>
          <table:table-cell/>
          <table:table-cell table:style-name="ce29" office:value-type="string" calcext:value-type="string">
            <text:p>DP=</text:p>
          </table:table-cell>
          <table:table-cell table:style-name="ce33" table:formula="of:=STDEV([.E12:.G16])" office:value-type="float" office:value="1.21610306580761" calcext:value-type="float">
            <text:p>1,2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>
          <table:table-cell table:style-name="ce30" office:value-type="string" calcext:value-type="string">
            <text:p>CV=</text:p>
          </table:table-cell>
          <table:table-cell table:style-name="ce8" table:formula="of:=([.B32]/[.B20])" office:value-type="percentage" office:value="0.104097055700641" calcext:value-type="percentage">
            <text:p>10,41%</text:p>
          </table:table-cell>
          <table:table-cell table:number-columns-repeated="2"/>
          <table:table-cell table:style-name="ce30" office:value-type="string" calcext:value-type="string">
            <text:p>CV=</text:p>
          </table:table-cell>
          <table:table-cell table:style-name="ce8" table:formula="of:=[.F32]/[.F20]" office:value-type="percentage" office:value="0.0822209771347433" calcext:value-type="percentage">
            <text:p>8,22%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9"/>
          <table:table-cell table:number-columns-repeated="16360"/>
        </table:table-row>
        <table:table-row table:style-name="ro1">
          <table:table-cell table:style-name="ce18" office:value-type="string" calcext:value-type="string">
            <text:p>As=</text:p>
          </table:table-cell>
          <table:table-cell table:style-name="ce7" table:formula="of:=[.R31]" office:value-type="float" office:value="0.0264967925100267" calcext:value-type="float">
            <text:p>0,0265</text:p>
          </table:table-cell>
          <table:table-cell table:number-columns-repeated="2"/>
          <table:table-cell table:style-name="ce18" office:value-type="string" calcext:value-type="string">
            <text:p>As=</text:p>
          </table:table-cell>
          <table:table-cell table:style-name="ce7" table:formula="of:=[.V31]" office:value-type="float" office:value="-0.145027597762922" calcext:value-type="float">
            <text:p>-0,1450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ce12" office:value-type="string" calcext:value-type="string" table:number-columns-spanned="9" table:number-rows-spanned="1">
            <text:p>Curtoses</text:p>
          </table:table-cell>
          <table:covered-table-cell table:number-columns-repeated="8" table:style-name="ce12"/>
          <table:table-cell table:number-columns-repeated="16360"/>
        </table:table-row>
        <table:table-row table:style-name="ro1">
          <table:table-cell table:style-name="ce18" office:value-type="string" calcext:value-type="string">
            <text:p>C=</text:p>
          </table:table-cell>
          <table:table-cell table:style-name="ce87" table:formula="of:=[.R54]" office:value-type="float" office:value="-0.278474568752087" calcext:value-type="float">
            <text:p>-0,2785</text:p>
          </table:table-cell>
          <table:table-cell table:style-name="ce33" table:formula="of:=KURT([.A12:.C16])" office:value-type="float" office:value="-0.278474568752071" calcext:value-type="float">
            <text:p>-0,28</text:p>
          </table:table-cell>
          <table:table-cell/>
          <table:table-cell table:style-name="ce18" office:value-type="string" calcext:value-type="string">
            <text:p>C=</text:p>
          </table:table-cell>
          <table:table-cell table:style-name="ce87" table:formula="of:=[.V54]" office:value-type="float" office:value="-0.732464771062287" calcext:value-type="float">
            <text:p>-0,7325</text:p>
          </table:table-cell>
          <table:table-cell table:style-name="ce33" table:formula="of:=KURT([.E12:.G16])" office:value-type="float" office:value="-0.732464771062303" calcext:value-type="float">
            <text:p>-0,73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1" table:number-columns-repeated="7"/>
          <table:table-cell table:style-name="ce156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145" office:value-type="string" calcext:value-type="string">
            <text:p>A</text:p>
          </table:table-cell>
          <table:table-cell table:style-name="ce145" office:value-type="string" calcext:value-type="string">
            <text:p>(x-média)^4</text:p>
          </table:table-cell>
          <table:table-cell table:style-name="ce154" table:number-columns-repeated="2"/>
          <table:table-cell table:style-name="ce60" office:value-type="string" calcext:value-type="string">
            <text:p>B</text:p>
          </table:table-cell>
          <table:table-cell table:style-name="ce145" office:value-type="string" calcext:value-type="string">
            <text:p>(x-média)^4</text:p>
          </table:table-cell>
          <table:table-cell table:style-name="ce60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1.92" calcext:value-type="float">
            <text:p>31,92</text:p>
          </table:table-cell>
          <table:table-cell table:style-name="ce149" table:formula="of:=([.Q37]-[.$B$20])^4" office:value-type="float" office:value="3963.82751032517" calcext:value-type="float">
            <text:p>3963,83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37]-[.$F$20])^4" office:value-type="float" office:value="29.5067012551633" calcext:value-type="float">
            <text:p>29,51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4.84" calcext:value-type="float">
            <text:p>34,84</text:p>
          </table:table-cell>
          <table:table-cell table:style-name="ce149" table:formula="of:=([.Q38]-[.$B$20])^4" office:value-type="float" office:value="632.365663145548" calcext:value-type="float">
            <text:p>632,37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38]-[.$F$20])^4" office:value-type="float" office:value="3.13528562731014" calcext:value-type="float">
            <text:p>3,1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6.95" calcext:value-type="float">
            <text:p>36,95</text:p>
          </table:table-cell>
          <table:table-cell table:style-name="ce149" table:formula="of:=([.Q39]-[.$B$20])^4" office:value-type="float" office:value="71.1844614193812" calcext:value-type="float">
            <text:p>71,18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39]-[.$F$20])^4" office:value-type="float" office:value="1.94316289313228" calcext:value-type="float">
            <text:p>1,9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" calcext:value-type="float">
            <text:p>37,2</text:p>
          </table:table-cell>
          <table:table-cell table:style-name="ce149" table:formula="of:=([.Q40]-[.$B$20])^4" office:value-type="float" office:value="49.6638046010841" calcext:value-type="float">
            <text:p>49,66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40]-[.$F$20])^4" office:value-type="float" office:value="0.499453786595835" calcext:value-type="float">
            <text:p>0,50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8" calcext:value-type="float">
            <text:p>37,28</text:p>
          </table:table-cell>
          <table:table-cell table:style-name="ce149" table:formula="of:=([.Q41]-[.$B$20])^4" office:value-type="float" office:value="43.9424271648292" calcext:value-type="float">
            <text:p>43,94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41]-[.$F$20])^4" office:value-type="float" office:value="0.453593868705456" calcext:value-type="float">
            <text:p>0,45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6" calcext:value-type="float">
            <text:p>37,6</text:p>
          </table:table-cell>
          <table:table-cell table:style-name="ce149" table:formula="of:=([.Q42]-[.$B$20])^4" office:value-type="float" office:value="25.8421936651425" calcext:value-type="float">
            <text:p>25,84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42]-[.$F$20])^4" office:value-type="float" office:value="0.285021210598768" calcext:value-type="float">
            <text:p>0,2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8.39" calcext:value-type="float">
            <text:p>38,39</text:p>
          </table:table-cell>
          <table:table-cell table:style-name="ce149" table:formula="of:=([.Q43]-[.$B$20])^4" office:value-type="float" office:value="4.60209088839175" calcext:value-type="float">
            <text:p>4,60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43]-[.$F$20])^4" office:value-type="float" office:value="0.0257710938076135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4" calcext:value-type="float">
            <text:p>40,14</text:p>
          </table:table-cell>
          <table:table-cell table:style-name="ce149" table:formula="of:=([.Q44]-[.$B$20])^4" office:value-type="float" office:value="0.00662842031723132" calcext:value-type="float">
            <text:p>0,01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44]-[.$F$20])^4" office:value-type="float" office:value="0.00000239355279011527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9" calcext:value-type="float">
            <text:p>40,19</text:p>
          </table:table-cell>
          <table:table-cell table:style-name="ce149" table:formula="of:=([.Q45]-[.$B$20])^4" office:value-type="float" office:value="0.0126446526579696" calcext:value-type="float">
            <text:p>0,01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45]-[.$F$20])^4" office:value-type="float" office:value="0.0254297595261147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32" calcext:value-type="float">
            <text:p>41,32</text:p>
          </table:table-cell>
          <table:table-cell table:style-name="ce149" table:formula="of:=([.Q46]-[.$B$20])^4" office:value-type="float" office:value="4.61047547449161" calcext:value-type="float">
            <text:p>4,61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46]-[.$F$20])^4" office:value-type="float" office:value="0.156863875653497" calcext:value-type="float">
            <text:p>0,1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66" calcext:value-type="float">
            <text:p>41,66</text:p>
          </table:table-cell>
          <table:table-cell table:style-name="ce149" table:formula="of:=([.Q47]-[.$B$20])^4" office:value-type="float" office:value="10.6225700530748" calcext:value-type="float">
            <text:p>10,62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47]-[.$F$20])^4" office:value-type="float" office:value="0.496292696604564" calcext:value-type="float">
            <text:p>0,5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3.39" calcext:value-type="float">
            <text:p>43,39</text:p>
          </table:table-cell>
          <table:table-cell table:style-name="ce149" table:formula="of:=([.Q48]-[.$B$20])^4" office:value-type="float" office:value="156.214546455793" calcext:value-type="float">
            <text:p>156,21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48]-[.$F$20])^4" office:value-type="float" office:value="1.12259769917931" calcext:value-type="float">
            <text:p>1,1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68" calcext:value-type="float">
            <text:p>44,68</text:p>
          </table:table-cell>
          <table:table-cell table:style-name="ce149" table:formula="of:=([.Q49]-[.$B$20])^4" office:value-type="float" office:value="542.137287932574" calcext:value-type="float">
            <text:p>542,14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49]-[.$F$20])^4" office:value-type="float" office:value="1.35713283712002" calcext:value-type="float">
            <text:p>1,3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83" calcext:value-type="float">
            <text:p>44,83</text:p>
          </table:table-cell>
          <table:table-cell table:style-name="ce149" table:formula="of:=([.Q50]-[.$B$20])^4" office:value-type="float" office:value="612.757633537594" calcext:value-type="float">
            <text:p>612,7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0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7.43" calcext:value-type="float">
            <text:p>47,43</text:p>
          </table:table-cell>
          <table:table-cell table:style-name="ce149" table:formula="of:=([.Q51]-[.$B$20])^4" office:value-type="float" office:value="3293.11570795794" calcext:value-type="float">
            <text:p>3293,1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1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2" office:value-type="string" calcext:value-type="string">
            <text:p>soma=</text:p>
          </table:table-cell>
          <table:table-cell table:style-name="ce150" table:formula="of:=SUM([.R37:.R51])" office:value-type="float" office:value="9410.90564569398" calcext:value-type="float">
            <text:p>9410,91</text:p>
          </table:table-cell>
          <table:table-cell table:style-name="ce53" office:value-type="string" calcext:value-type="string">
            <text:p>← M4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37:.V51])" office:value-type="float" office:value="60.4413635998582" calcext:value-type="float">
            <text:p>60,44</text:p>
          </table:table-cell>
          <table:table-cell table:style-name="ce53" office:value-type="string" calcext:value-type="string">
            <text:p>← M4</text:p>
          </table:table-cell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6" office:value-type="string" calcext:value-type="string">
            <text:p>C=</text:p>
          </table:table-cell>
          <table:table-cell table:style-name="ce152" table:formula="of:=([.R55]*[.R56])-[.R57]" office:value-type="float" office:value="-0.278474568752087" calcext:value-type="float">
            <text:p>-0,27847</text:p>
          </table:table-cell>
          <table:table-cell table:style-name="ce153" table:number-columns-repeated="2"/>
          <table:table-cell table:style-name="ce146" office:value-type="string" calcext:value-type="string">
            <text:p>C=</text:p>
          </table:table-cell>
          <table:table-cell table:style-name="ce152" table:formula="of:=([.V55]*[.V56])-[.V57]" office:value-type="float" office:value="-0.732464771062287" calcext:value-type="float">
            <text:p>-0,73246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1=</text:p>
          </table:table-cell>
          <table:table-cell table:style-name="ce152" table:formula="of:=[.R52]/[.B32]^4" office:value-type="float" office:value="31.765881424356" calcext:value-type="float">
            <text:p>31,76588</text:p>
          </table:table-cell>
          <table:table-cell table:style-name="ce151" table:number-columns-repeated="2"/>
          <table:table-cell table:style-name="ce147" office:value-type="string" calcext:value-type="string">
            <text:p>p1=</text:p>
          </table:table-cell>
          <table:table-cell table:style-name="ce152" table:formula="of:=[.V52]/[.F32]^4" office:value-type="float" office:value="27.6345705833332" calcext:value-type="float">
            <text:p>27,63457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2=</text:p>
          </table:table-cell>
          <table:table-cell table:style-name="ce152" table:formula="of:=([.B17]*([.B17]+1))/(([.B17]-1)*([.B17]-2)*([.B17]-3))" office:value-type="float" office:value="0.10989010989011" calcext:value-type="float">
            <text:p>0,10989</text:p>
          </table:table-cell>
          <table:table-cell table:style-name="ce151" table:number-columns-repeated="2"/>
          <table:table-cell table:style-name="ce147" office:value-type="string" calcext:value-type="string">
            <text:p>p2=</text:p>
          </table:table-cell>
          <table:table-cell table:style-name="ce152" table:formula="of:=([.F17]*([.F17]+1))/(([.F17]-1)*([.F17]-2)*([.F17]-3))" office:value-type="float" office:value="0.10989010989011" calcext:value-type="float">
            <text:p>0,1098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8" office:value-type="string" calcext:value-type="string">
            <text:p>p3=</text:p>
          </table:table-cell>
          <table:table-cell table:style-name="ce152" table:formula="of:=(3*([.B17]-1)^2)/(([.B17]-2)*([.B17]-3))" office:value-type="float" office:value="3.76923076923077" calcext:value-type="float">
            <text:p>3,76923</text:p>
          </table:table-cell>
          <table:table-cell table:style-name="ce151" table:number-columns-repeated="2"/>
          <table:table-cell table:style-name="ce148" office:value-type="string" calcext:value-type="string">
            <text:p>p3=</text:p>
          </table:table-cell>
          <table:table-cell table:style-name="ce152" table:formula="of:=(3*([.F17]-1)^2)/(([.F17]-2)*([.F17]-3))" office:value-type="float" office:value="3.76923076923077" calcext:value-type="float">
            <text:p>3,7692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number-columns-repeated="15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Exemplo 1'.B21:'Exemplo 1'.B21">
            <calcext:condition calcext:apply-style-name="Bad" calcext:value="is-error" calcext:base-cell-address="'Exemplo 1'.B21"/>
          </calcext:conditional-format>
        </calcext:conditional-formats>
      </table:table>
      <table:table table:name="Exemplo 2" table:style-name="ta1">
        <table:shapes>
          <draw:frame draw:z-index="1" draw:style-name="gr1" draw:text-style-name="P1" svg:width="16.001cm" svg:height="9.003cm" svg:x="30.454cm" svg:y="15.756cm">
            <draw:object draw:notify-on-update-of-ranges="'Exemplo 2'.D10:'Exemplo 2'.D10 'Exemplo 2'.D11:'Exemplo 2'.D17 'Exemplo 2'.E10:'Exemplo 2'.E10 'Exemplo 2'.E11:'Exemplo 2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94"/>
        <table:table-column table:style-name="co15" table:default-cell-style-name="ce202"/>
        <table:table-column table:style-name="co16" table:default-cell-style-name="ce5"/>
        <table:table-column table:style-name="co17" table:default-cell-style-name="ce5"/>
        <table:table-column table:style-name="co1" table:number-columns-repeated="16371" table:default-cell-style-name="ce5"/>
        <table:table-row table:style-name="ro1">
          <table:table-cell table:style-name="ce1" office:value-type="string" calcext:value-type="string" table:number-columns-spanned="11" table:number-rows-spanned="7">
            <text:p><text:span text:style-name="T1">Um professor resolveu analisar a renda familiar (R$ por dia) de seus alunos do 3º ano. Após fazer a sua pesquisa, ele organizou os dados em uma tabela de distribuição de frequências que está apresentada abaixo. A partir dessa tabela calcule: mínimo, máximo, média, moda, mediana, Q1, Q2, Q3, D1, P95, desvio médio absoluto, variância, desvio padrão, coeficiente de variação, coeficiente de assimetria e coeficiente de curtose. Baseado nessas medidas descreva o comportamento da renda familiar dos alunos.</text:span>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5" table:number-columns-repeated="2"/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M4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 table:number-columns-spanned="3" table:number-rows-spanned="1">
            <text:p>Classes</text:p>
          </table:table-cell>
          <table:covered-table-cell table:number-columns-repeated="2" table:style-name="ce97"/>
          <table:table-cell table:style-name="ce52" office:value-type="string" calcext:value-type="string">
            <text:p>m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mi*fi</text:p>
          </table:table-cell>
          <table:table-cell table:style-name="ce52" office:value-type="string" calcext:value-type="string">
            <text:p>|mi – média|*fi</text:p>
          </table:table-cell>
          <table:table-cell table:style-name="ce52" office:value-type="string" calcext:value-type="string">
            <text:p>fi*(mi-média)^2</text:p>
          </table:table-cell>
          <table:table-cell table:style-name="ce52" office:value-type="string" calcext:value-type="string">
            <text:p>fi*(mi-média)^3</text:p>
          </table:table-cell>
          <table:table-cell table:style-name="ce52" office:value-type="string" calcext:value-type="string">
            <text:p>fi*(mi-média)^4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35.496" calcext:value-type="float">
            <text:p>35,49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2.264" calcext:value-type="float">
            <text:p>42,264</text:p>
          </table:table-cell>
          <table:table-cell table:style-name="ce17" office:value-type="float" office:value="38.88" calcext:value-type="float">
            <office:annotation office:display="true" draw:style-name="gr2" svg:width="2.899cm" svg:height="1.799cm" svg:x="6.414cm" svg:y="3.515cm" draw:caption-point-x="-0.714cm" draw:caption-point-y="2.616cm">
              <dc:creator>Autor desconhecido</dc:creator>
              <dc:date>2025-03-12T14:23:00</dc:date>
              <text:p>Mínimo apenas quando usado método Sturges</text:p>
            </office:annotation>
            <text:p>38,8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table:formula="of:=[.D11]*[.E11]" office:value-type="float" office:value="116.64" calcext:value-type="float">
            <text:p>116,64</text:p>
          </table:table-cell>
          <table:table-cell table:style-name="ce17" table:formula="of:=ABS([.D11]-[.$I$23])*[.E11]" office:value-type="float" office:value="63.62235" calcext:value-type="float">
            <text:p>63,62235</text:p>
          </table:table-cell>
          <table:table-cell table:style-name="ce89" table:formula="of:=[.E11]*([.D11]-[.$I$23])^2" office:value-type="float" office:value="1349.2678065075" calcext:value-type="float">
            <text:p>1349,2678</text:p>
          </table:table-cell>
          <table:table-cell table:style-name="ce89" table:formula="of:=[.E11]*([.D11]-[.$I$23])^3" office:value-type="float" office:value="-28614.5295431175" calcext:value-type="float">
            <text:p>-28614,5295</text:p>
          </table:table-cell>
          <table:table-cell table:style-name="ce89" table:formula="of:=[.E11]*([.D11]-[.$I$23])^4" office:value-type="float" office:value="606841.204559186" calcext:value-type="float">
            <text:p>606841,2046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2.264" calcext:value-type="float">
            <text:p>42,264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9.033" calcext:value-type="float">
            <text:p>49,033</text:p>
          </table:table-cell>
          <table:table-cell table:style-name="ce17" office:value-type="float" office:value="45.648" calcext:value-type="float">
            <text:p>45,6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,1</text:p>
          </table:table-cell>
          <table:table-cell table:style-name="ce17" table:formula="of:=[.D12]*[.E12]" office:value-type="float" office:value="136.944" calcext:value-type="float">
            <text:p>136,944</text:p>
          </table:table-cell>
          <table:table-cell table:style-name="ce17" table:formula="of:=ABS([.D12]-[.$I$23])*[.E12]" office:value-type="float" office:value="43.31835" calcext:value-type="float">
            <text:p>43,31835</text:p>
          </table:table-cell>
          <table:table-cell table:style-name="ce89" table:formula="of:=[.E12]*([.D12]-[.$I$23])^2" office:value-type="float" office:value="625.493148907499" calcext:value-type="float">
            <text:p>625,4931</text:p>
          </table:table-cell>
          <table:table-cell table:style-name="ce89" table:formula="of:=[.E12]*([.D12]-[.$I$23])^3" office:value-type="float" office:value="-9031.77704899239" calcext:value-type="float">
            <text:p>-9031,7770</text:p>
          </table:table-cell>
          <table:table-cell table:style-name="ce89" table:formula="of:=[.E12]*([.D12]-[.$I$23])^4" office:value-type="float" office:value="130413.893110073" calcext:value-type="float">
            <text:p>130413,8931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9.033" calcext:value-type="float">
            <text:p>49,033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55.801" calcext:value-type="float">
            <text:p>55,801</text:p>
          </table:table-cell>
          <table:table-cell table:style-name="ce17" office:value-type="float" office:value="52.417" calcext:value-type="float">
            <text:p>52,41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.183" calcext:value-type="float">
            <text:p>0,1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17" table:formula="of:=[.D13]*[.E13]" office:value-type="float" office:value="576.587" calcext:value-type="float">
            <text:p>576,587</text:p>
          </table:table-cell>
          <table:table-cell table:style-name="ce17" table:formula="of:=ABS([.D13]-[.$I$23])*[.E13]" office:value-type="float" office:value="84.37495" calcext:value-type="float">
            <text:p>84,37495</text:p>
          </table:table-cell>
          <table:table-cell table:style-name="ce89" table:formula="of:=[.E13]*([.D13]-[.$I$23])^2" office:value-type="float" office:value="647.193835227499" calcext:value-type="float">
            <text:p>647,1938</text:p>
          </table:table-cell>
          <table:table-cell table:style-name="ce89" table:formula="of:=[.E13]*([.D13]-[.$I$23])^3" office:value-type="float" office:value="-4964.26795342077" calcext:value-type="float">
            <text:p>-4964,2680</text:p>
          </table:table-cell>
          <table:table-cell table:style-name="ce89" table:formula="of:=[.E13]*([.D13]-[.$I$23])^4" office:value-type="float" office:value="38078.1691233163" calcext:value-type="float">
            <text:p>38078,1691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55.801" calcext:value-type="float">
            <text:p>55,801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2.569" calcext:value-type="float">
            <text:p>62,569</text:p>
          </table:table-cell>
          <table:table-cell table:style-name="ce17" office:value-type="float" office:value="59.185" calcext:value-type="float">
            <text:p>59,18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.617" calcext:value-type="float">
            <text:p>0,617</text:p>
          </table:table-cell>
          <table:table-cell table:style-name="ce17" table:formula="of:=[.D14]*[.E14]" office:value-type="float" office:value="1183.7" calcext:value-type="float">
            <text:p>1183,7</text:p>
          </table:table-cell>
          <table:table-cell table:style-name="ce17" table:formula="of:=ABS([.D14]-[.$I$23])*[.E14]" office:value-type="float" office:value="18.0489999999999" calcext:value-type="float">
            <text:p>18,0489999999999</text:p>
          </table:table-cell>
          <table:table-cell table:style-name="ce89" table:formula="of:=[.E14]*([.D14]-[.$I$23])^2" office:value-type="float" office:value="16.2883200499998" calcext:value-type="float">
            <text:p>16,2883</text:p>
          </table:table-cell>
          <table:table-cell table:style-name="ce89" table:formula="of:=[.E14]*([.D14]-[.$I$23])^3" office:value-type="float" office:value="-14.6993944291222" calcext:value-type="float">
            <text:p>-14,6994</text:p>
          </table:table-cell>
          <table:table-cell table:style-name="ce89" table:formula="of:=[.E14]*([.D14]-[.$I$23])^4" office:value-type="float" office:value="13.2654685025613" calcext:value-type="float">
            <text:p>13,2655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2.569" calcext:value-type="float">
            <text:p>62,569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9.338" calcext:value-type="float">
            <text:p>69,338</text:p>
          </table:table-cell>
          <table:table-cell table:style-name="ce17" office:value-type="float" office:value="65.953" calcext:value-type="float">
            <text:p>65,95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.233" calcext:value-type="float">
            <text:p>0,23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 table:formula="of:=[.D15]*[.E15]" office:value-type="float" office:value="923.342" calcext:value-type="float">
            <text:p>923,342</text:p>
          </table:table-cell>
          <table:table-cell table:style-name="ce17" table:formula="of:=ABS([.D15]-[.$I$23])*[.E15]" office:value-type="float" office:value="82.1177000000001" calcext:value-type="float">
            <text:p>82,1177000000001</text:p>
          </table:table-cell>
          <table:table-cell table:style-name="ce89" table:formula="of:=[.E15]*([.D15]-[.$I$23])^2" office:value-type="float" office:value="481.665475235001" calcext:value-type="float">
            <text:p>481,6655</text:p>
          </table:table-cell>
          <table:table-cell table:style-name="ce89" table:formula="of:=[.E15]*([.D15]-[.$I$23])^3" office:value-type="float" office:value="2825.23292826466" calcext:value-type="float">
            <text:p>2825,2329</text:p>
          </table:table-cell>
          <table:table-cell table:style-name="ce89" table:formula="of:=[.E15]*([.D15]-[.$I$23])^4" office:value-type="float" office:value="16571.5450023828" calcext:value-type="float">
            <text:p>16571,5450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9.338" calcext:value-type="float">
            <text:p>69,338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76.106" calcext:value-type="float">
            <text:p>76,106</text:p>
          </table:table-cell>
          <table:table-cell table:style-name="ce17" office:value-type="float" office:value="72.722" calcext:value-type="float">
            <text:p>72,72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.117" calcext:value-type="float">
            <text:p>0,11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17" table:formula="of:=[.D16]*[.E16]" office:value-type="float" office:value="509.054" calcext:value-type="float">
            <text:p>509,054</text:p>
          </table:table-cell>
          <table:table-cell table:style-name="ce17" table:formula="of:=ABS([.D16]-[.$I$23])*[.E16]" office:value-type="float" office:value="88.44185" calcext:value-type="float">
            <text:p>88,44185</text:p>
          </table:table-cell>
          <table:table-cell table:style-name="ce89" table:formula="of:=[.E16]*([.D16]-[.$I$23])^2" office:value-type="float" office:value="1117.4229759175" calcext:value-type="float">
            <text:p>1117,4230</text:p>
          </table:table-cell>
          <table:table-cell table:style-name="ce89" table:formula="of:=[.E16]*([.D16]-[.$I$23])^3" office:value-type="float" office:value="14118.1364603784" calcext:value-type="float">
            <text:p>14118,1365</text:p>
          </table:table-cell>
          <table:table-cell table:style-name="ce89" table:formula="of:=[.E16]*([.D16]-[.$I$23])^4" office:value-type="float" office:value="178376.301015474" calcext:value-type="float">
            <text:p>178376,3010</text:p>
          </table:table-cell>
          <table:table-cell table:style-name="ce6"/>
          <table:table-cell table:style-name="ce202" table:number-columns-repeated="1010"/>
          <table:table-cell table:number-columns-repeated="15360"/>
        </table:table-row>
        <table:table-row table:style-name="ro1">
          <table:table-cell table:style-name="ce17" office:value-type="float" office:value="76.106" calcext:value-type="float">
            <text:p>76,10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82.874" calcext:value-type="float">
            <text:p>82,874</text:p>
          </table:table-cell>
          <table:table-cell table:style-name="ce17" office:value-type="float" office:value="79.49" calcext:value-type="float">
            <office:annotation office:display="true" draw:style-name="gr2" svg:width="2.899cm" svg:height="1.799cm" svg:x="5.611cm" svg:y="11.058cm" draw:caption-point-x="0.089cm" draw:caption-point-y="-1.255cm">
              <dc:creator>Autor desconhecido</dc:creator>
              <dc:date>2025-03-12T14:24:00</dc:date>
              <text:p>Máximo apenas quando usado método Sturges</text:p>
            </office:annotation>
            <text:p>79,4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]*[.E17]" office:value-type="float" office:value="158.98" calcext:value-type="float">
            <text:p>158,98</text:p>
          </table:table-cell>
          <table:table-cell table:style-name="ce17" table:formula="of:=ABS([.D17]-[.$I$23])*[.E17]" office:value-type="float" office:value="38.8051" calcext:value-type="float">
            <text:p>38,8051</text:p>
          </table:table-cell>
          <table:table-cell table:style-name="ce89" table:formula="of:=[.E17]*([.D17]-[.$I$23])^2" office:value-type="float" office:value="752.917893005" calcext:value-type="float">
            <text:p>752,9179</text:p>
          </table:table-cell>
          <table:table-cell table:style-name="ce89" table:formula="of:=[.E17]*([.D17]-[.$I$23])^3" office:value-type="float" office:value="14608.5270649242" calcext:value-type="float">
            <text:p>14608,5271</text:p>
          </table:table-cell>
          <table:table-cell table:style-name="ce89" table:formula="of:=[.E17]*([.D17]-[.$I$23])^4" office:value-type="float" office:value="283442.676803544" calcext:value-type="float">
            <text:p>283442,6768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number-columns-repeated="2" table:style-name="ce97" office:value-type="string" calcext:value-type="string">
            <text:p><text:s/></text:p>
          </table:covered-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<text:s/></text:p>
          </table:table-cell>
          <table:table-cell table:style-name="ce52" table:formula="of:=SUM([.I11:.I17])" office:value-type="float" office:value="3605.247" calcext:value-type="float">
            <text:p>3605,247</text:p>
          </table:table-cell>
          <table:table-cell table:style-name="ce52" table:formula="of:=SUM([.J11:.J17])" office:value-type="float" office:value="418.7293" calcext:value-type="float">
            <text:p>418,7293</text:p>
          </table:table-cell>
          <table:table-cell table:style-name="ce210" table:formula="of:=SUM([.K11:.K17])" office:value-type="float" office:value="4990.24945485" calcext:value-type="float">
            <text:p>4990,2495</text:p>
          </table:table-cell>
          <table:table-cell table:style-name="ce210" table:formula="of:=SUM([.L11:.L17])" office:value-type="float" office:value="-11073.3774863925" calcext:value-type="float">
            <text:p>-11073,3775</text:p>
          </table:table-cell>
          <table:table-cell table:style-name="ce210" table:formula="of:=SUM([.M11:.M17])" office:value-type="float" office:value="1253737.05508248" calcext:value-type="float">
            <text:p>1253737,0551</text:p>
          </table:table-cell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48" table:number-columns-repeated="4"/>
          <table:table-cell table:style-name="ce10"/>
          <table:table-cell table:style-name="ce77"/>
          <table:table-cell table:style-name="ce48" table:number-columns-repeated="3"/>
          <table:table-cell table:style-name="Default" table:number-columns-repeated="2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49"/>
          <table:table-cell table:style-name="ce57"/>
          <table:table-cell table:style-name="ce17"/>
          <table:table-cell table:style-name="ce13"/>
          <table:table-cell table:style-name="ce10"/>
          <table:table-cell table:style-name="Default" table:number-columns-repeated="2"/>
          <table:table-cell table:style-name="ce92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8"/>
          <table:table-cell table:style-name="ce69"/>
          <table:table-cell table:style-name="ce57"/>
          <table:table-cell table:style-name="ce57" office:value-type="string" calcext:value-type="string">
            <text:p>Min=</text:p>
          </table:table-cell>
          <table:table-cell table:style-name="ce17" table:formula="of:=[.D11]" office:value-type="float" office:value="38.88" calcext:value-type="float">
            <text:p>38,88</text:p>
          </table:table-cell>
          <table:table-cell table:style-name="Default"/>
          <table:table-cell table:style-name="ce89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6"/>
          <table:table-cell table:style-name="ce58"/>
          <table:table-cell table:style-name="ce48" table:number-columns-repeated="2"/>
          <table:table-cell table:style-name="ce180" office:value-type="string" calcext:value-type="string">
            <text:p>Max=</text:p>
          </table:table-cell>
          <table:table-cell table:style-name="ce17" table:formula="of:=[.D17]" office:value-type="float" office:value="79.49" calcext:value-type="float">
            <text:p>79,49</text:p>
          </table:table-cell>
          <table:table-cell table:style-name="Default"/>
          <table:table-cell table:style-name="ce86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 table:number-columns-repeated="2"/>
          <table:table-cell table:style-name="ce17"/>
          <table:table-cell table:style-name="ce10" office:value-type="string" calcext:value-type="string">
            <text:p>Média</text:p>
          </table:table-cell>
          <table:table-cell table:style-name="ce181" table:formula="of:=[.I18]/[.E18]" office:value-type="float" office:value="60.08745" calcext:value-type="float">
            <text:p>60,09</text:p>
          </table:table-cell>
          <table:table-cell table:style-name="Default"/>
          <table:table-cell table:style-name="ce91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/>
          <table:table-cell table:style-name="ce57"/>
          <table:table-cell table:style-name="ce66"/>
          <table:table-cell table:style-name="ce10" office:value-type="string" calcext:value-type="string">
            <text:p>Moda=</text:p>
          </table:table-cell>
          <table:table-cell table:style-name="ce17" table:formula="of:=[.A14]+([.I25]/([.I25]+[.I26]))*[.I27]" office:value-type="float" office:value="59.8618" calcext:value-type="float">
            <text:p>59,8618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d1=</text:p>
          </table:table-cell>
          <table:table-cell table:style-name="ce17" table:formula="of:=[.E14]-[.E13]" office:value-type="float" office:value="9" calcext:value-type="float">
            <text:p>9</text:p>
          </table:table-cell>
          <table:table-cell table:style-name="Default"/>
          <table:table-cell table:style-name="ce10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79"/>
          <table:table-cell table:style-name="ce10" office:value-type="string" calcext:value-type="string">
            <text:p>d2=</text:p>
          </table:table-cell>
          <table:table-cell table:style-name="ce17" table:formula="of:=[.E14]-[.E15]" office:value-type="float" office:value="6" calcext:value-type="float">
            <text:p>6</text:p>
          </table:table-cell>
          <table:table-cell table:style-name="Default"/>
          <table:table-cell table:style-name="ce213" office:value-type="string" calcext:value-type="string">
            <text:p>Posição</text:p>
          </table:table-cell>
          <table:table-cell table:style-name="ce225" office:value-type="string" calcext:value-type="string">
            <text:p>Quantis</text:p>
          </table:table-cell>
          <table:table-cell table:style-name="ce227" office:value-type="string" calcext:value-type="string">
            <text:p>Distâncias</text:p>
          </table:table-cell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h=</text:p>
          </table:table-cell>
          <table:table-cell table:style-name="ce17" table:formula="of:=[.C14]-[.A14]" office:value-type="float" office:value="6.768" calcext:value-type="float">
            <text:p>6,768</text:p>
          </table:table-cell>
          <table:table-cell table:style-name="Default"/>
          <table:table-cell table:style-name="ce214" table:formula="of:=1*([.E18]/4)" office:value-type="float" office:value="15" calcext:value-type="float">
            <text:p>15</text:p>
          </table:table-cell>
          <table:table-cell table:style-name="ce217" table:formula="of:=[.A13]+(([.K27]-[.G12])/[.E13])*[.I27]" office:value-type="float" office:value="54.5704545454545" calcext:value-type="float">
            <text:p>54,5705</text:p>
          </table:table-cell>
          <table:table-cell table:style-name="ce217" table:formula="of:=[.L27]-[.I21]" office:value-type="float" office:value="15.6904545454545" calcext:value-type="float">
            <text:p>15,6905</text:p>
          </table:table-cell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9"/>
          <table:table-cell table:style-name="ce57"/>
          <table:table-cell table:style-name="ce78"/>
          <table:table-cell table:style-name="ce49"/>
          <table:table-cell table:style-name="ce48" office:value-type="string" calcext:value-type="string">
            <text:p>Mediana=</text:p>
          </table:table-cell>
          <table:table-cell table:style-name="ce48" table:formula="of:=[.A14]+(([.E18]/2-[.G13])/[.E14])*[.I27]" office:value-type="float" office:value="60.2002" calcext:value-type="float">
            <text:p>60,2002</text:p>
          </table:table-cell>
          <table:table-cell table:style-name="ce57"/>
          <table:table-cell table:style-name="ce214" table:formula="of:=2*([.E18]/4)" office:value-type="float" office:value="30" calcext:value-type="float">
            <text:p>30</text:p>
          </table:table-cell>
          <table:table-cell table:style-name="ce215" table:formula="of:=[.A14]+(([.K28]-[.G13])/[.E14])*[.I27]" office:value-type="float" office:value="60.2002" calcext:value-type="float">
            <text:p>60,2002</text:p>
          </table:table-cell>
          <table:table-cell table:style-name="ce217" table:formula="of:=[.L28]-[.L27]" office:value-type="float" office:value="5.62974545454546" calcext:value-type="float">
            <text:p>5,6297</text:p>
          </table:table-cell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17"/>
          <table:table-cell table:style-name="ce49"/>
          <table:table-cell table:style-name="ce48" office:value-type="string" calcext:value-type="string">
            <office:annotation draw:style-name="gr2" svg:width="2.899cm" svg:height="1.799cm" svg:x="11.979cm" svg:y="15.638cm" draw:caption-point-x="-0.61cm" draw:caption-point-y="1.51cm">
              <dc:creator>Autor desconhecido</dc:creator>
              <dc:date>2025-03-12T15:07:00</dc:date>
              <text:p>Posição Mediana</text:p>
              <text:p/>
            </office:annotation>
            <text:p>Posição=</text:p>
          </table:table-cell>
          <table:table-cell table:style-name="ce48" table:formula="of:=[.E18]/2" office:value-type="float" office:value="30" calcext:value-type="float">
            <text:p>30</text:p>
          </table:table-cell>
          <table:table-cell table:style-name="ce57"/>
          <table:table-cell table:style-name="ce214" table:formula="of:=3*([.E18]/4)" office:value-type="float" office:value="45" calcext:value-type="float">
            <text:p>45</text:p>
          </table:table-cell>
          <table:table-cell table:style-name="ce217" table:formula="of:=[.A15]+(([.K29]-[.G14])/[.E15])*[.I27]" office:value-type="float" office:value="66.4364285714286" calcext:value-type="float">
            <text:p>66,4364</text:p>
          </table:table-cell>
          <table:table-cell table:style-name="ce217" table:formula="of:=[.L29]-[.L28]" office:value-type="float" office:value="6.23622857142858" calcext:value-type="float">
            <text:p>6,2362</text:p>
          </table:table-cell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179"/>
          <table:table-cell table:style-name="ce215" table:number-columns-repeated="2"/>
          <table:table-cell table:style-name="ce217" table:formula="of:=[.I22]-[.L29]" office:value-type="float" office:value="13.0535714285714" calcext:value-type="float">
            <text:p>13,0536</text:p>
          </table:table-cell>
          <table:table-cell table:number-columns-repeated="16371"/>
        </table:table-row>
        <table:table-row table:style-name="ro1" table:number-rows-repeated="2">
          <table:table-cell table:style-name="ce50" table:number-columns-repeated="2"/>
          <table:table-cell table:style-name="ce61"/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179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50" table:number-columns-repeated="2"/>
          <table:table-cell table:style-name="ce194"/>
          <table:table-cell table:style-name="ce74"/>
          <table:table-cell table:style-name="ce194"/>
          <table:table-cell table:style-name="ce50" table:number-columns-repeated="2"/>
          <table:table-cell table:style-name="Default" table:number-columns-repeated="2"/>
          <table:table-cell/>
          <table:table-cell table:style-name="ce213" office:value-type="string" calcext:value-type="string">
            <text:p>Posição</text:p>
          </table:table-cell>
          <table:table-cell table:style-name="ce225" office:value-type="string" calcext:value-type="string">
            <text:p>Decil</text:p>
          </table:table-cell>
          <table:table-cell table:style-name="ce232" office:value-type="string" calcext:value-type="string">
            <text:p>Distâncias</text:p>
          </table:table-cell>
          <table:table-cell table:number-columns-repeated="16371"/>
        </table:table-row>
        <table:table-row table:style-name="ro1">
          <table:table-cell table:style-name="ce50" table:number-columns-repeated="2"/>
          <table:table-cell table:style-name="ce61"/>
          <table:table-cell table:style-name="ce73"/>
          <table:table-cell table:style-name="ce50" table:number-columns-repeated="3"/>
          <table:table-cell table:number-columns-repeated="3"/>
          <table:table-cell table:style-name="ce216" table:formula="of:=(1*[.E18])/10" office:value-type="float" office:value="6" calcext:value-type="float">
            <text:p>6</text:p>
          </table:table-cell>
          <table:table-cell table:style-name="ce215" table:formula="of:=[.A13]+(([.K34]-[.G12])/[.E13])*[.I27]" office:value-type="float" office:value="49.033" calcext:value-type="float">
            <text:p>49,033</text:p>
          </table:table-cell>
          <table:table-cell table:style-name="ce217" table:formula="of:=[.L34]-[.I21]" office:value-type="float" office:value="10.153" calcext:value-type="float">
            <text:p>10,1530</text:p>
          </table:table-cell>
          <table:table-cell table:number-columns-repeated="16371"/>
        </table:table-row>
        <table:table-row table:style-name="ro1">
          <table:table-cell table:style-name="ce50" table:number-columns-repeated="3"/>
          <table:table-cell table:style-name="ce202"/>
          <table:table-cell table:style-name="ce50" table:number-columns-repeated="3"/>
          <table:table-cell table:number-columns-repeated="3"/>
          <table:table-cell table:style-name="ce216" table:formula="of:=(9*[.E18])/10" office:value-type="float" office:value="54" calcext:value-type="float">
            <text:p>54</text:p>
          </table:table-cell>
          <table:table-cell table:style-name="ce226" table:formula="of:=[.A16]+(([.K35]-[.G15])/[.E16])*[.I27]" office:value-type="float" office:value="72.2385714285714" calcext:value-type="float">
            <text:p>72,239</text:p>
          </table:table-cell>
          <table:table-cell table:style-name="ce217" table:formula="of:=[.L35]-[.L34]" office:value-type="float" office:value="23.2055714285714" calcext:value-type="float">
            <text:p>23,2056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Default" table:number-columns-repeated="4"/>
          <table:table-cell table:style-name="ce216" table:number-columns-repeated="2"/>
          <table:table-cell table:style-name="ce233" table:formula="of:=[.I22]-[.L35]" office:value-type="float" office:value="7.25142857142858" calcext:value-type="float">
            <text:p>7,25143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/>
          <table:table-cell table:style-name="ce7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3"/>
          <table:table-cell table:style-name="ce6"/>
          <table:table-cell/>
          <table:table-cell table:style-name="ce79"/>
          <table:table-cell table:style-name="Default" table:number-columns-repeated="4"/>
          <table:table-cell table:style-name="ce213" office:value-type="string" calcext:value-type="string">
            <text:p>Posição</text:p>
          </table:table-cell>
          <table:table-cell table:style-name="ce225" office:value-type="string" calcext:value-type="string">
            <text:p>Percentil</text:p>
          </table:table-cell>
          <table:table-cell table:style-name="ce232" office:value-type="string" calcext:value-type="string">
            <text:p>Distância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/>
          <table:table-cell table:style-name="ce79"/>
          <table:table-cell table:style-name="Default" table:number-columns-repeated="4"/>
          <table:table-cell table:style-name="ce215" table:formula="of:=(1*[.E18])/100" office:value-type="float" office:value="0.6" calcext:value-type="float">
            <text:p>0,6</text:p>
          </table:table-cell>
          <table:table-cell table:style-name="ce215" table:formula="of:=[.A11]+(([.K39]-0)/[.E11])*[.I27]" office:value-type="float" office:value="36.8496" calcext:value-type="float">
            <text:p>36,8496</text:p>
          </table:table-cell>
          <table:table-cell table:style-name="ce217" table:formula="of:=[.L39]-[.I21]" office:value-type="float" office:value="-2.0304" calcext:value-type="float">
            <text:p>-2,0304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Default" table:number-columns-repeated="4"/>
          <table:table-cell table:style-name="ce215" table:formula="of:=(95*[.E18])/100" office:value-type="float" office:value="57" calcext:value-type="float">
            <text:p>57</text:p>
          </table:table-cell>
          <table:table-cell table:style-name="ce217" table:formula="of:=[.A16]+(([.K40]-[.G15])/[.E16])*[.I27]" office:value-type="float" office:value="75.1391428571428" calcext:value-type="float">
            <text:p>75,1391</text:p>
          </table:table-cell>
          <table:table-cell table:style-name="ce217" table:formula="of:=[.L40]-[.L39]" office:value-type="float" office:value="38.2895428571428" calcext:value-type="float">
            <text:p>38,2895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217" table:number-columns-repeated="2"/>
          <table:table-cell table:style-name="ce217" table:formula="of:=[.I22]-[.L40]" office:value-type="float" office:value="4.35085714285715" calcext:value-type="float">
            <text:p>4,3509</text:p>
          </table:table-cell>
          <table:table-cell table:number-columns-repeated="1637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5"/>
          <table:table-cell table:style-name="Default"/>
          <table:table-cell table:style-name="ce218" office:value-type="string" calcext:value-type="string" table:number-columns-spanned="2" table:number-rows-spanned="1">
            <text:p>Desvio Médio</text:p>
          </table:table-cell>
          <table:covered-table-cell table:style-name="ce227"/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 table:style-name="ce219" office:value-type="string" calcext:value-type="string">
            <text:p>DMA=</text:p>
          </table:table-cell>
          <table:table-cell table:style-name="ce217" table:formula="of:=[.J18]/[.E18]" office:value-type="float" office:value="6.97882166666666" calcext:value-type="float">
            <office:annotation draw:style-name="gr2" svg:width="2.899cm" svg:height="1.799cm" svg:x="27.769cm" svg:y="25.431cm" draw:caption-point-x="-0.61cm" draw:caption-point-y="1.51cm">
              <dc:creator>Autor desconhecido</dc:creator>
              <dc:date>2025-03-17T14:16:00</dc:date>
              <text:p>Distância média em relação a média</text:p>
              <text:p/>
            </office:annotation>
            <text:p>6,9788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 table:style-name="ce219" office:value-type="string" calcext:value-type="string">
            <text:p>Sigma²=</text:p>
          </table:table-cell>
          <table:table-cell table:style-name="ce228" table:formula="of:=[.K18]/[.E18]" office:value-type="float" office:value="83.1708242475" calcext:value-type="float">
            <office:annotation draw:style-name="gr2" svg:width="2.899cm" svg:height="1.799cm" svg:x="27.769cm" svg:y="26.043cm" draw:caption-point-x="-0.61cm" draw:caption-point-y="1.51cm">
              <dc:creator>Autor desconhecido</dc:creator>
              <dc:date>2025-03-17T14:22:00</dc:date>
              <text:p>Se fosse uma população</text:p>
              <text:p/>
            </office:annotation>
            <text:p>83,1708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 table:style-name="ce220" office:value-type="string" calcext:value-type="string">
            <text:p>S²=</text:p>
          </table:table-cell>
          <table:table-cell table:style-name="ce229" table:formula="of:=[.K18]/([.E18]-1)" office:value-type="float" office:value="84.5804992347457" calcext:value-type="float">
            <office:annotation draw:style-name="gr2" svg:width="2.899cm" svg:height="1.799cm" svg:x="27.769cm" svg:y="26.655cm" draw:caption-point-x="-0.61cm" draw:caption-point-y="1.51cm">
              <dc:creator>Autor desconhecido</dc:creator>
              <dc:date>2025-03-17T14:22:00</dc:date>
              <text:p>Amostral</text:p>
              <text:p/>
            </office:annotation>
            <text:p>84,5805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 table:style-name="ce220" office:value-type="string" calcext:value-type="string">
            <text:p>S=</text:p>
          </table:table-cell>
          <table:table-cell table:style-name="ce229" table:formula="of:=SQRT([.L47])" office:value-type="float" office:value="9.19676569423978" calcext:value-type="float">
            <office:annotation draw:style-name="gr2" svg:width="2.899cm" svg:height="1.799cm" svg:x="27.769cm" svg:y="27.267cm" draw:caption-point-x="-0.61cm" draw:caption-point-y="1.51cm">
              <dc:creator>Autor desconhecido</dc:creator>
              <dc:date>2025-03-17T14:29:00</dc:date>
              <text:p>Amostral Também</text:p>
            </office:annotation>
            <text:p>9,1968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Default"/>
          <table:table-cell table:style-name="ce221" office:value-type="string" calcext:value-type="string">
            <text:p>CV=</text:p>
          </table:table-cell>
          <table:table-cell table:style-name="ce230" table:formula="of:=([.L48]/[.E18])" office:value-type="percentage" office:value="0.15327942823733" calcext:value-type="percentage">
            <office:annotation draw:style-name="gr2" svg:width="2.899cm" svg:height="1.799cm" svg:x="27.769cm" svg:y="27.879cm" draw:caption-point-x="-0.61cm" draw:caption-point-y="1.51cm">
              <dc:creator>Autor desconhecido</dc:creator>
              <dc:date>2025-03-17T14:29:00</dc:date>
              <text:p>Coenficiente de Variação</text:p>
              <text:p/>
            </office:annotation>
            <text:p>15,33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18" office:value-type="string" calcext:value-type="string" table:number-columns-spanned="2" table:number-rows-spanned="1">
            <text:p>Assimetria</text:p>
          </table:table-cell>
          <table:covered-table-cell table:style-name="ce227" office:value-type="string" calcext:value-type="string">
            <text:p>Assimetria</text:p>
          </table:covered-table-cell>
          <table:table-cell table:number-columns-repeated="16372"/>
        </table:table-row>
        <table:table-row table:style-name="ro1">
          <table:table-cell table:number-columns-repeated="10"/>
          <table:table-cell table:style-name="ce221" office:value-type="string" calcext:value-type="string">
            <text:p>AS=</text:p>
          </table:table-cell>
          <table:table-cell table:style-name="ce217" table:formula="of:=([.L18]/[.L48]^3)*([.E18]/(([.E18]-1)*([.E18]-2)))" office:value-type="float" office:value="-0.249600806275931" calcext:value-type="float">
            <text:p>-0,2496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table:style-name="ce218" office:value-type="string" calcext:value-type="string" table:number-columns-spanned="2" table:number-rows-spanned="1">
            <text:p>Curtose</text:p>
          </table:table-cell>
          <table:covered-table-cell table:style-name="ce227"/>
          <table:table-cell table:number-columns-repeated="16372"/>
        </table:table-row>
        <table:table-row table:style-name="ro1">
          <table:table-cell table:number-columns-repeated="10"/>
          <table:table-cell table:style-name="ce221" office:value-type="string" calcext:value-type="string">
            <text:p>C</text:p>
          </table:table-cell>
          <table:table-cell table:style-name="ce231" table:formula="of:=[.L57]*[.L58]-[.L59]" office:value-type="float" office:value="0.129655053868472" calcext:value-type="float">
            <text:p>0,1297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221" office:value-type="string" calcext:value-type="string">
            <text:p>P1</text:p>
          </table:table-cell>
          <table:table-cell table:style-name="ce231" table:formula="of:=[.M18]/([.L48]^4)" office:value-type="float" office:value="175.253206797066" calcext:value-type="float">
            <text:p>175,2532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221" office:value-type="string" calcext:value-type="string">
            <text:p>P2</text:p>
          </table:table-cell>
          <table:table-cell table:style-name="ce231" table:formula="of:=([.E18]*([.E18]+1))/(([.E18]-1)*([.E18]-2)*([.E18]-3))" office:value-type="float" office:value="0.0187640345750408" calcext:value-type="float">
            <text:p>0,0188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221" office:value-type="string" calcext:value-type="string">
            <text:p>P3</text:p>
          </table:table-cell>
          <table:table-cell table:style-name="ce231" table:formula="of:=(3*([.E18]-1)^2)/(([.E18]-2)*([.E18]-3))" office:value-type="float" office:value="3.15880217785844" calcext:value-type="float">
            <text:p>3,1588</text:p>
          </table:table-cell>
          <table:table-cell table:number-columns-repeated="16372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3" table:style-name="ta1">
        <table:table-column table:style-name="co1" table:number-columns-repeated="10" table:default-cell-style-name="ce235"/>
        <table:table-column table:style-name="co18" table:default-cell-style-name="ce235"/>
        <table:table-column table:style-name="co1" table:number-columns-repeated="3" table:default-cell-style-name="ce235"/>
        <table:table-column table:style-name="co19" table:default-cell-style-name="ce235"/>
        <table:table-column table:style-name="co1" table:number-columns-repeated="2" table:default-cell-style-name="ce98"/>
        <table:table-column table:style-name="co1" table:number-columns-repeated="1007" table:default-cell-style-name="ce235"/>
        <table:table-column table:style-name="co1" table:number-columns-repeated="15360" table:default-cell-style-name="ce9"/>
        <table:table-row table:style-name="ro1">
          <table:table-cell table:style-name="ce95" office:value-type="string" calcext:value-type="string" table:number-columns-spanned="10" table:number-rows-spanned="14">
            <text:p>Para uma empresa manter-se competitiva, gastos em pesquisas e desenvolvimento (P &amp; D) são essenciais. Para determinar o nível ótimo de gastos em P &amp; D e seu efeito sobre o valor da empresa, foi aplicada análise de regressão linear simples, onde:</text:p>
            <text:p>Y = razão entre preços e ganhos</text:p>
            <text:p>X = razão entre gastos com P &amp; D e vendas</text:p>
            <text:p/>
            <text:p>Os dados das 20 empresas usadas no estudo estão apresentados a seguir e a partir deles determine:</text:p>
            <text:p>a) O coeficiente de correlação linear;</text:p>
            <text:p>b) Construa um diagrama de dispersão;</text:p>
            <text:p>c) Ajuste a reta de regressão linear;</text:p>
            <text:p>d) Calcule o coeficiente de determinação;</text:p>
            <text:p>e) Usar a equação obtida para prever o valor de Y quando X = 0,07;</text:p>
            <text:p>f) Interprete todos os resultados.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c) Ajuste a reta de regressão linear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d) Calcule o coeficiente de determinação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e)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2"/>
          <table:table-cell table:style-name="ce118"/>
          <table:table-cell table:number-columns-repeated="16371"/>
        </table:table-row>
        <table:table-row table:style-name="ro1">
          <table:table-cell table:number-columns-repeated="7"/>
          <table:table-cell table:style-name="ce118" table:number-columns-repeated="3"/>
          <table:table-cell table:number-columns-repeated="16374"/>
        </table:table-row>
        <table:table-row table:style-name="ro1">
          <table:table-cell/>
          <table:table-cell table:style-name="ce99" office:value-type="string" calcext:value-type="string">
            <text:p>Empresas</text:p>
          </table:table-cell>
          <table:table-cell table:style-name="ce113" office:value-type="string" calcext:value-type="string">
            <text:p>X</text:p>
          </table:table-cell>
          <table:table-cell table:style-name="ce115" office:value-type="string" calcext:value-type="string">
            <text:p>Y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4"/>
          <table:table-cell table:style-name="ce98" table:number-columns-repeated="8"/>
          <table:table-cell table:style-name="ce118"/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003" calcext:value-type="float">
            <text:p>0,003</text:p>
          </table:table-cell>
          <table:table-cell table:style-name="ce98" office:value-type="float" office:value="5.6" calcext:value-type="float">
            <text:p>5,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04" calcext:value-type="float">
            <text:p>0,004</text:p>
          </table:table-cell>
          <table:table-cell table:style-name="ce98" office:value-type="float" office:value="7.2" calcext:value-type="float">
            <text:p>7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009" calcext:value-type="float">
            <text:p>0,009</text:p>
          </table:table-cell>
          <table:table-cell table:style-name="ce98" office:value-type="float" office:value="8.1" calcext:value-type="float">
            <text:p>8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4" calcext:value-type="float">
            <text:p>4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98" office:value-type="float" office:value="9.9" calcext:value-type="float">
            <text:p>9,9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3" calcext:value-type="float">
            <text:p>0,02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3" calcext:value-type="float">
            <text:p>0,03</text:p>
          </table:table-cell>
          <table:table-cell table:style-name="ce98" office:value-type="float" office:value="8.2" calcext:value-type="float">
            <text:p>8,2</text:p>
          </table:table-cell>
          <table:table-cell table:style-name="ce98" table:number-columns-repeated="3"/>
          <table:table-cell table:style-name="ce9" table:number-columns-repeated="2"/>
          <table:table-cell table:style-name="ce98" table:number-columns-repeated="6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7" calcext:value-type="float">
            <text:p>7</text:p>
          </table:table-cell>
          <table:table-cell table:style-name="ce98" office:value-type="float" office:value="0.035" calcext:value-type="float">
            <text:p>0,035</text:p>
          </table:table-cell>
          <table:table-cell table:style-name="ce98" office:value-type="float" office:value="6.3" calcext:value-type="float">
            <text:p>6,3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37" calcext:value-type="float">
            <text:p>0,037</text:p>
          </table:table-cell>
          <table:table-cell table:style-name="ce98" office:value-type="float" office:value="10" calcext:value-type="float">
            <text:p>10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9" calcext:value-type="float">
            <text:p>9</text:p>
          </table:table-cell>
          <table:table-cell table:style-name="ce98" office:value-type="float" office:value="0.044" calcext:value-type="float">
            <text:p>0,044</text:p>
          </table:table-cell>
          <table:table-cell table:style-name="ce98" office:value-type="float" office:value="8.5" calcext:value-type="float">
            <text:p>8,5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.051" calcext:value-type="float">
            <text:p>0,051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8.4" calcext:value-type="float">
            <text:p>8,4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.067" calcext:value-type="float">
            <text:p>0,067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4" calcext:value-type="float">
            <text:p>13,4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style-name="ce9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0.083" calcext:value-type="float">
            <text:p>0,083</text:p>
          </table:table-cell>
          <table:table-cell table:style-name="ce98" office:value-type="float" office:value="11.5" calcext:value-type="float">
            <text:p>11,5</text:p>
          </table:table-cell>
          <table:table-cell table:style-name="ce98" table:number-columns-repeated="10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0.091" calcext:value-type="float">
            <text:p>0,091</text:p>
          </table:table-cell>
          <table:table-cell table:style-name="ce98" office:value-type="float" office:value="9.8" calcext:value-type="float">
            <text:p>9,8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.092" calcext:value-type="float">
            <text:p>0,092</text:p>
          </table:table-cell>
          <table:table-cell table:style-name="ce98" office:value-type="float" office:value="16.1" calcext:value-type="float">
            <text:p>16,1</text:p>
          </table:table-cell>
          <table:table-cell table:style-name="ce98" table:number-columns-repeated="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.064" calcext:value-type="float">
            <text:p>0,064</text:p>
          </table:table-cell>
          <table:table-cell table:style-name="ce98" office:value-type="float" office:value="7" calcext:value-type="float">
            <text:p>7</text:p>
          </table:table-cell>
          <table:table-cell table:style-name="ce98" table:number-columns-repeated="6"/>
          <table:table-cell table:style-name="ce107"/>
          <table:table-cell table:style-name="ce120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0.028" calcext:value-type="float">
            <text:p>0,028</text:p>
          </table:table-cell>
          <table:table-cell table:style-name="ce103" office:value-type="float" office:value="5.9" calcext:value-type="float">
            <text:p>5,9</text:p>
          </table:table-cell>
          <table:table-cell table:style-name="ce98" table:number-columns-repeated="6"/>
          <table:table-cell table:style-name="ce107"/>
          <table:table-cell table:style-name="ce9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4" table:number-columns-repeated="6"/>
          <table:table-cell table:style-name="ce98" table:number-columns-repeated="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 table:number-columns-repeated="15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7"/>
          <table:table-cell table:style-name="ce98" table:number-columns-repeated="13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6"/>
          <table:table-cell table:style-name="ce117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/>
          <table:table-cell table:style-name="ce107"/>
          <table:table-cell table:number-columns-repeated="7"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16379"/>
        </table:table-row>
        <table:table-row table:style-name="ro1">
          <table:table-cell table:number-columns-repeated="6"/>
          <table:table-cell table:style-name="ce10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16"/>
          <table:table-cell table:style-name="ce11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6"/>
          <table:table-cell table:style-name="ce107"/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4" table:style-name="ta1">
        <table:table-column table:style-name="co1" table:number-columns-repeated="1024" table:default-cell-style-name="ce19"/>
        <table:table-row table:style-name="ro2">
          <table:table-cell table:style-name="ce121" office:value-type="string" calcext:value-type="string" table:number-columns-spanned="9" table:number-rows-spanned="4">
            <text:p>A tabela abaixo mostra o consumo médio diário (kWh) e os valores (R$), referentes a uma amostra casual de 12 refrigeradores produzidos por uma indústria, que foram submetidos a um ensaio para controle de qualidade.</text:p>
          </table:table-cell>
          <table:covered-table-cell table:number-columns-repeated="8" table:style-name="ce249"/>
          <table:table-cell table:number-columns-repeated="1015"/>
        </table:table-row>
        <table:table-row table:style-name="ro2">
          <table:covered-table-cell table:number-columns-repeated="9" table:style-name="ce249"/>
          <table:table-cell table:number-columns-repeated="1015"/>
        </table:table-row>
        <table:table-row table:style-name="ro2">
          <table:covered-table-cell table:number-columns-repeated="9" table:style-name="ce249"/>
          <table:table-cell table:number-columns-repeated="1015"/>
        </table:table-row>
        <table:table-row table:style-name="ro2">
          <table:covered-table-cell table:number-columns-repeated="9" table:style-name="ce2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27" office:value-type="string" calcext:value-type="string">
            <text:p>Consumo</text:p>
          </table:table-cell>
          <table:table-cell table:style-name="ce132" office:value-type="string" calcext:value-type="string">
            <text:p>R$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.35" calcext:value-type="float">
            <text:p>2,3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/>
          <table:table-cell table:style-name="ce31" office:value-type="float" office:value="6.2" calcext:value-type="float">
            <text:p>6,2</text:p>
          </table:table-cell>
          <table:table-cell table:style-name="ce31" office:value-type="float" office:value="2.37" calcext:value-type="float">
            <text:p>2,37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/>
          <table:table-cell table:style-name="ce31" office:value-type="float" office:value="6.3" calcext:value-type="float">
            <text:p>6,3</text:p>
          </table:table-cell>
          <table:table-cell table:style-name="ce31" office:value-type="float" office:value="2.45" calcext:value-type="float">
            <text:p>2,4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/>
          <table:table-cell table:style-name="ce31" office:value-type="float" office:value="6.5" calcext:value-type="float">
            <text:p>6,5</text:p>
          </table:table-cell>
          <table:table-cell table:style-name="ce31"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6" calcext:value-type="float">
            <text:p>6,6</text:p>
          </table:table-cell>
          <table:table-cell table:style-name="ce31" office:value-type="float" office:value="2.59" calcext:value-type="float">
            <text:p>2,5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7" calcext:value-type="float">
            <text:p>6,7</text:p>
          </table:table-cell>
          <table:table-cell table:style-name="ce31" office:value-type="float" office:value="2.66" calcext:value-type="float">
            <text:p>2,66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8" calcext:value-type="float">
            <text:p>6,8</text:p>
          </table:table-cell>
          <table:table-cell table:style-name="ce31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9" calcext:value-type="float">
            <text:p>6,9</text:p>
          </table:table-cell>
          <table:table-cell table:style-name="ce31" office:value-type="float" office:value="2.82" calcext:value-type="float">
            <text:p>2,82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.85" calcext:value-type="float">
            <text:p>2,8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1" calcext:value-type="float">
            <text:p>7,1</text:p>
          </table:table-cell>
          <table:table-cell table:style-name="ce31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2" calcext:value-type="float">
            <text:p>7,2</text:p>
          </table:table-cell>
          <table:table-cell table:style-name="ce31" office:value-type="float" office:value="2.9" calcext:value-type="float">
            <text:p>2,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4" calcext:value-type="float">
            <text:p>7,4</text:p>
          </table:table-cell>
          <table:table-cell table:style-name="ce31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182" office:value-type="string" calcext:value-type="string" table:number-columns-spanned="7" table:number-rows-spanned="1">
            <text:p>a) Construir um diagrama de dispersão dos dados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b) Ajuste uma equação de regressão linear para estimar Y em função de X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c) Calcule o R2 para a reta de regressão ajustada;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d) Estimar os valores, para os consumos 6,4 e 7,3 kWh.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office:value-type="string" calcext:value-type="string">
            <text:p>Consumo</text:p>
          </table:table-cell>
          <table:table-cell office:value-type="string" calcext:value-type="string">
            <text:p>R$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in=</text:p>
          </table:table-cell>
          <table:table-cell table:formula="of:=MIN([.B8:.B19])" office:value-type="float" office:value="6" calcext:value-type="float">
            <text:p>6</text:p>
          </table:table-cell>
          <table:table-cell table:formula="of:=MIN([.C8:.C19])" office:value-type="float" office:value="2.35" calcext:value-type="float">
            <text:p>2,35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ax=</text:p>
          </table:table-cell>
          <table:table-cell table:formula="of:=MAX([.B8:.B19])" office:value-type="float" office:value="7.4" calcext:value-type="float">
            <text:p>7,4</text:p>
          </table:table-cell>
          <table:table-cell table:formula="of:=MAX([.C8:.C19])" office:value-type="float" office:value="2.97" calcext:value-type="float">
            <text:p>2,97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édia=</text:p>
          </table:table-cell>
          <table:table-cell table:formula="of:=AVERAGE([.B8:.B19])" office:value-type="float" office:value="6.725" calcext:value-type="float">
            <text:p>6,725</text:p>
          </table:table-cell>
          <table:table-cell table:formula="of:=AVERAGE([.C8:.C19])" office:value-type="float" office:value="2.67416666666667" calcext:value-type="float">
            <text:p>2,674166666666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a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ana=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emplo 1'.L13:'Exemplo 1'.L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ão_20_repete" style:display-name="Não repete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3:38:25.6329355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1T17:53:43.512000000</meta:creation-date>
    <meta:generator>LibreOffice/25.2.1.2$Linux_X86_64 LibreOffice_project/d3abf4aee5fd705e4a92bba33a32f40bc4e56f49</meta:generator>
    <dc:date>2025-03-17T15:06:32.579473729</dc:date>
    <meta:editing-duration>PT10H30M43S</meta:editing-duration>
    <meta:editing-cycles>29</meta:editing-cycles>
    <meta:document-statistic meta:table-count="4" meta:cell-count="6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stroke-dash="Dot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bar" chart:style-name="ch1">
        <chart:title svg:x="6.406cm" svg:y="0.316cm" chart:style-name="ch2">
          <text:p>HISTOGRAMA</text:p>
        </chart:title>
        <chart:plot-area chart:style-name="ch3" svg:x="0.32cm" svg:y="1.275cm" svg:width="15.362cm" svg:height="7.5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54cm" svg:y="1.313cm" svg:width="14.728cm" svg:height="6.8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Exemplo 2'.D11:'Exemplo 2'.D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Exemplo 2'.E11:'Exemplo 2'.E17" chart:label-cell-address="'Exemplo 2'.E10:'Exemplo 2'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'Exemplo 2'.E10:'Exemplo 2'.E10</svg:desc>
                </draw:g>
              </table:table-cell>
            </table:table-row>
          </table:table-header-rows>
          <table:table-rows>
            <table:table-row>
              <table:table-cell office:value-type="float" office:value="38.88">
                <text:p>38.88</text:p>
                <draw:g>
                  <svg:desc>'Exemplo 2'.D11:'Exemplo 2'.D17</svg:desc>
                </draw:g>
              </table:table-cell>
              <table:table-cell office:value-type="float" office:value="3">
                <text:p>3</text:p>
                <draw:g>
                  <svg:desc>'Exemplo 2'.E11:'Exemplo 2'.E17</svg:desc>
                </draw:g>
              </table:table-cell>
            </table:table-row>
            <table:table-row>
              <table:table-cell office:value-type="float" office:value="45.648">
                <text:p>45.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.417">
                <text:p>52.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.185">
                <text:p>59.1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5.953">
                <text:p>65.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.722">
                <text:p>72.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.49">
                <text:p>79.4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ot" draw:style="rect" draw:dots1="1" draw:dots1-length="100%" draw:distance="100%"/>
  </office:styles>
</office:document-styles>
</file>